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1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99mm"/>
    </style:style>
    <style:style style:name="co5" style:family="table-column">
      <style:table-column-properties fo:break-before="auto" style:column-width="47.66mm"/>
    </style:style>
    <style:style style:name="co6" style:family="table-column">
      <style:table-column-properties fo:break-before="auto" style:column-width="52.41mm"/>
    </style:style>
    <style:style style:name="co7" style:family="table-column">
      <style:table-column-properties fo:break-before="auto" style:column-width="53.45mm"/>
    </style:style>
    <style:style style:name="co23" style:family="table-column">
      <style:table-column-properties fo:break-before="auto" style:column-width="28.06mm"/>
    </style:style>
    <style:style style:name="co24" style:family="table-column">
      <style:table-column-properties fo:break-before="auto" style:column-width="35.07mm"/>
    </style:style>
    <style:style style:name="co25" style:family="table-column">
      <style:table-column-properties fo:break-before="auto" style:column-width="27.2mm"/>
    </style:style>
    <style:style style:name="co14" style:family="table-column">
      <style:table-column-properties fo:break-before="auto" style:column-width="20.13mm"/>
    </style:style>
    <style:style style:name="co15" style:family="table-column">
      <style:table-column-properties fo:break-before="auto" style:column-width="29.53mm"/>
    </style:style>
    <style:style style:name="co16" style:family="table-column">
      <style:table-column-properties fo:break-before="auto" style:column-width="67.13mm"/>
    </style:style>
    <style:style style:name="co17" style:family="table-column">
      <style:table-column-properties fo:break-before="auto" style:column-width="24.96mm"/>
    </style:style>
    <style:style style:name="co18" style:family="table-column">
      <style:table-column-properties fo:break-before="auto" style:column-width="24.43mm"/>
    </style:style>
    <style:style style:name="co19" style:family="table-column">
      <style:table-column-properties fo:break-before="auto" style:column-width="120.3mm"/>
    </style:style>
    <style:style style:name="co20" style:family="table-column">
      <style:table-column-properties fo:break-before="auto" style:column-width="65.79mm"/>
    </style:style>
    <style:style style:name="co21" style:family="table-column">
      <style:table-column-properties fo:break-before="auto" style:column-width="92.52mm"/>
    </style:style>
    <style:style style:name="co22" style:family="table-column">
      <style:table-column-properties fo:break-before="auto" style:column-width="50.69mm"/>
    </style:style>
    <style:style style:name="co26" style:family="table-column">
      <style:table-column-properties fo:break-before="auto" style:column-width="30.43mm"/>
    </style:style>
    <style:style style:name="co27" style:family="table-column">
      <style:table-column-properties fo:break-before="auto" style:column-width="80.36mm"/>
    </style:style>
    <style:style style:name="co28" style:family="table-column">
      <style:table-column-properties fo:break-before="auto" style:column-width="12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/>
    <style:style style:name="ce6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Arial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/>
      <style:text-properties style:font-name="Ari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T Leve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5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21" office:value-type="string" calcext:value-type="string">
            <text:p>Route</text:p>
          </table:table-cell>
          <table:table-cell table:style-name="ce21" office:value-type="string" calcext:value-type="string">
            <text:p>Pathway</text:p>
          </table:table-cell>
          <table:table-cell table:style-name="ce24" office:value-type="string" calcext:value-type="string">
            <text:p>StartYear</text:p>
          </table:table-cell>
          <table:table-cell table:style-name="ce24" office:value-type="string" calcext:value-type="string">
            <text:p>EndYear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AO</text:p>
          </table:table-cell>
          <table:table-cell table:style-name="ce21" office:value-type="string" calcext:value-type="string">
            <text:p>Verified</text:p>
          </table:table-cell>
          <table:table-cell table:style-name="ce21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ecialism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ce25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21" office:value-type="string" calcext:value-type="string">
            <text:p>Route</text:p>
          </table:table-cell>
          <table:table-cell table:style-name="ce21" office:value-type="string" calcext:value-type="string">
            <text:p>Pathway</text:p>
          </table:table-cell>
          <table:table-cell table:style-name="ce21" office:value-type="string" calcext:value-type="string">
            <text:p>Specialisms</text:p>
          </table:table-cell>
          <table:table-cell table:style-name="ce24" office:value-type="string" calcext:value-type="string">
            <text:p>StartYear</text:p>
          </table:table-cell>
          <table:table-cell table:style-name="ce24" office:value-type="string" calcext:value-type="string">
            <text:p>EndYear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AO</text:p>
          </table:table-cell>
          <table:table-cell table:style-name="ce21" office:value-type="string" calcext:value-type="string">
            <text:p>MAR</text:p>
          </table:table-cell>
          <table:table-cell table:style-name="ce21" office:value-type="string" calcext:value-type="string">
            <text:p>Code</text:p>
          </table:table-cell>
          <table:table-cell table:style-name="ce21" office:value-type="string" calcext:value-type="string">
            <text:p>T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/>
          <table:table-cell office:value-type="string" calcext:value-type="string">
            <text:p>s08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Carpentry &amp; Joinery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last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Bricklay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ainting &amp; Decorat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Air Condition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ical and electronic equipment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otechnical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Ga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Heat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lumb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rotection System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Refrigeration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Ventila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infrastructu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Network cabl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3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Unified communication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4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support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5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string" calcext:value-type="string">
            <text:p>Data Technicia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ntal Nurs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7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pporting Healthca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8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Core/underpinn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9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A Supporting the Adult Nursing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0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B Supporting the Midwifery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C Supporting the Theatre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D Supporting the Mental Health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3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E Supporting the care of Children and Young Peopl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F Supporting the Therapy team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Optical Care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harmacy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7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Assisting with 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Dental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9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rosthetic and Orthotic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Laborator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1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Food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2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Animal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3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Metrolog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4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Retail and Commercial Banking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5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vestment Banking and Asset and Wealth Management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6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surance Practitioner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7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Compliance/Risk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8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Operations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9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Business, Finance and Employm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0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Dispute Resolu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1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Private Cli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2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Crime and the Criminal Justice System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3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Social Welfare and Immig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4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Assistant Accounta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5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oviders" table:style-name="ta1">
        <table:table-column table:style-name="co26" table:default-cell-style-name="Default"/>
        <table:table-column table:style-name="co27" table:default-cell-style-name="Default"/>
        <table:table-column table:style-name="co28" table:number-columns-repeated="3" table:default-cell-style-name="ce17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UKPRN</text:p>
          </table:table-cell>
          <table:table-cell office:value-type="string" calcext:value-type="string">
            <text:p>Name of provider</text:p>
          </table:table-cell>
          <table:table-cell office:value-type="string" calcext:value-type="string">
            <text:p>Digital sector: Digital production, design and development T Level</text:p>
          </table:table-cell>
          <table:table-cell office:value-type="string" calcext:value-type="string">
            <text:p>Construction sector: Design, Surveying and Planning T Level</text:p>
          </table:table-cell>
          <table:table-cell office:value-type="string" calcext:value-type="string">
            <text:p>Education and Childcare sector: Education T Level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 Levels contact name</text:p>
          </table:table-cell>
          <table:table-cell office:value-type="string" calcext:value-type="string">
            <text:p>T Levels contact telephone</text:p>
          </table:table-cell>
          <table:table-cell office:value-type="string" calcext:value-type="string">
            <text:p>T Levels contact email</text:p>
          </table:table-cell>
          <table:table-cell office:value-type="string" calcext:value-type="string">
            <text:p>Onboarded by email?</text:p>
          </table:table-cell>
        </table:table-row>
        <table:table-row table:style-name="ro1">
          <table:table-cell table:style-name="ce26" office:value-type="float" office:value="10000080" calcext:value-type="float">
            <text:p>10000080</text:p>
          </table:table-cell>
          <table:table-cell office:value-type="string" calcext:value-type="string">
            <text:p>Access Creative College (Access to Music Ltd.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table:number-columns-repeated="4"/>
        </table:table-row>
        <table:table-row table:style-name="ro1"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table:number-columns-repeated="4"/>
        </table:table-row>
        <table:table-row table:style-name="ro1">
          <table:table-cell table:style-name="ce26" office:value-type="float" office:value="10000612" calcext:value-type="float">
            <text:p>10000612</text:p>
          </table:table-cell>
          <table:table-cell office:value-type="string" calcext:value-type="string">
            <text:p>Bedfordshire &amp; Luton Education Business Partnership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table:number-columns-repeated="4"/>
        </table:table-row>
        <table:table-row table:style-name="ro1">
          <table:table-cell table:style-name="ce26" office:value-type="float" office:value="10000721" calcext:value-type="float">
            <text:p>10000721</text:p>
          </table:table-cell>
          <table:table-cell office:value-type="string" calcext:value-type="string">
            <text:p>Bishop Burton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table:number-columns-repeated="4"/>
        </table:table-row>
        <table:table-row table:style-name="ro1">
          <table:table-cell table:style-name="ce2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table:number-columns-repeated="4"/>
        </table:table-row>
        <table:table-row table:style-name="ro1">
          <table:table-cell table:style-name="ce2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table:number-columns-repeated="4"/>
        </table:table-row>
        <table:table-row table:style-name="ro1">
          <table:table-cell table:style-name="ce26" office:value-type="float" office:value="10001165" calcext:value-type="float">
            <text:p>10001165</text:p>
          </table:table-cell>
          <table:table-cell office:value-type="string" calcext:value-type="string">
            <text:p>Cardinal Newman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table:number-columns-repeated="4"/>
        </table:table-row>
        <table:table-row table:style-name="ro1">
          <table:table-cell table:style-name="ce26" office:value-type="float" office:value="10007817" calcext:value-type="float">
            <text:p>10007817</text:p>
          </table:table-cell>
          <table:table-cell office:value-type="string" calcext:value-type="string">
            <text:p>Chichester College Group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table:number-columns-repeated="4"/>
        </table:table-row>
        <table:table-row table:style-name="ro1">
          <table:table-cell table:style-name="ce26" office:value-type="float" office:value="10001446" calcext:value-type="float">
            <text:p>10001446</text:p>
          </table:table-cell>
          <table:table-cell office:value-type="string" calcext:value-type="string">
            <text:p>Cirencester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table:number-columns-repeated="4"/>
        </table:table-row>
        <table:table-row table:style-name="ro1">
          <table:table-cell table:style-name="ce26" office:value-type="float" office:value="10004772" calcext:value-type="float">
            <text:p>10004772</text:p>
          </table:table-cell>
          <table:table-cell office:value-type="string" calcext:value-type="string">
            <text:p>City College Norwich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table:number-columns-repeated="4"/>
        </table:table-row>
        <table:table-row table:style-name="ro1">
          <table:table-cell office:value-type="float" office:value="11003648" calcext:value-type="float">
            <text:p>11003648</text:p>
          </table:table-cell>
          <table:table-cell office:value-type="string" calcext:value-type="string">
            <text:p>City of Stoke-on-Trent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table:number-columns-repeated="4"/>
        </table:table-row>
        <table:table-row table:style-name="ro1">
          <table:table-cell office:value-type="float" office:value="11002847" calcext:value-type="float">
            <text:p>11002847</text:p>
          </table:table-cell>
          <table:table-cell office:value-type="string" calcext:value-type="string">
            <text:p>Cranford Communit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table:number-columns-repeated="4"/>
        </table:table-row>
        <table:table-row table:style-name="ro1"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table:number-columns-repeated="4"/>
        </table:table-row>
        <table:table-row table:style-name="ro1">
          <table:table-cell table:style-name="ce26" office:value-type="float" office:value="10007924" calcext:value-type="float">
            <text:p>10007924</text:p>
          </table:table-cell>
          <table:table-cell office:value-type="string" calcext:value-type="string">
            <text:p>Dudley College of Technology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table:number-columns-repeated="4"/>
        </table:table-row>
        <table:table-row table:style-name="ro1">
          <table:table-cell office:value-type="float" office:value="11000813" calcext:value-type="float">
            <text:p>11000813</text:p>
          </table:table-cell>
          <table:table-cell office:value-type="string" calcext:value-type="string">
            <text:p>Durham Sixth Form Centr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table:number-columns-repeated="4"/>
        </table:table-row>
        <table:table-row table:style-name="ro1">
          <table:table-cell table:style-name="ce26" office:value-type="float" office:value="10002130" calcext:value-type="float">
            <text:p>10002130</text:p>
          </table:table-cell>
          <table:table-cell office:value-type="string" calcext:value-type="string">
            <text:p>East Sussex College Group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table:number-columns-repeated="4"/>
        </table:table-row>
        <table:table-row table:style-name="ro1"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table:number-columns-repeated="4"/>
        </table:table-row>
        <table:table-row table:style-name="ro1">
          <table:table-cell table:style-name="ce26" office:value-type="float" office:value="10007928" calcext:value-type="float">
            <text:p>10007928</text:p>
          </table:table-cell>
          <table:table-cell office:value-type="string" calcext:value-type="string">
            <text:p>Fareham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table:number-columns-repeated="4"/>
        </table:table-row>
        <table:table-row table:style-name="ro1">
          <table:table-cell table:style-name="ce26" office:value-type="float" office:value="10002412" calcext:value-type="float">
            <text:p>10002412</text:p>
          </table:table-cell>
          <table:table-cell office:value-type="string" calcext:value-type="string">
            <text:p>Farnborough College of Techn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table:number-columns-repeated="4"/>
        </table:table-row>
        <table:table-row table:style-name="ro1">
          <table:table-cell table:style-name="ce26" office:value-type="float" office:value="10002638" calcext:value-type="float">
            <text:p>10002638</text:p>
          </table:table-cell>
          <table:table-cell office:value-type="string" calcext:value-type="string">
            <text:p>Gateshead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table:number-columns-repeated="4"/>
        </table:table-row>
        <table:table-row table:style-name="ro1">
          <table:table-cell table:style-name="ce26" office:value-type="float" office:value="10007938" calcext:value-type="float">
            <text:p>10007938</text:p>
          </table:table-cell>
          <table:table-cell office:value-type="string" calcext:value-type="string">
            <text:p>Grimsby Institute of Further &amp; Higher Education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table:number-columns-repeated="4"/>
        </table:table-row>
        <table:table-row table:style-name="ro1"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table:number-columns-repeated="4"/>
        </table:table-row>
        <table:table-row table:style-name="ro1">
          <table:table-cell office:value-type="float" office:value="11000732" calcext:value-type="float">
            <text:p>11000732</text:p>
          </table:table-cell>
          <table:table-cell office:value-type="string" calcext:value-type="string">
            <text:p>HCU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table:number-columns-repeated="4"/>
        </table:table-row>
        <table:table-row table:style-name="ro1">
          <table:table-cell office:value-type="float" office:value="11009254" calcext:value-type="float">
            <text:p>11009254</text:p>
          </table:table-cell>
          <table:table-cell office:value-type="string" calcext:value-type="string">
            <text:p>La Retraite RC Girls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table:number-columns-repeated="4"/>
        </table:table-row>
        <table:table-row table:style-name="ro1">
          <table:table-cell office:value-type="float" office:value="11005738" calcext:value-type="float">
            <text:p>11005738</text:p>
          </table:table-cell>
          <table:table-cell office:value-type="string" calcext:value-type="string">
            <text:p>Lordswood Girls’ School &amp; Sixth Form Cent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table:number-columns-repeated="4"/>
        </table:table-row>
        <table:table-row table:style-name="ro1">
          <table:table-cell table:style-name="ce26" office:value-type="float" office:value="10004552" calcext:value-type="float">
            <text:p>10004552</text:p>
          </table:table-cell>
          <table:table-cell office:value-type="string" calcext:value-type="string">
            <text:p>Nelson and Coln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table:number-columns-repeated="4"/>
        </table:table-row>
        <table:table-row table:style-name="ro1"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table:number-columns-repeated="4"/>
        </table:table-row>
        <table:table-row table:style-name="ro1">
          <table:table-cell office:value-type="float" office:value="11003827" calcext:value-type="float">
            <text:p>11003827</text:p>
          </table:table-cell>
          <table:table-cell office:value-type="string" calcext:value-type="string">
            <text:p>Notre Dame Catholic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table:number-columns-repeated="4"/>
        </table:table-row>
        <table:table-row table:style-name="ro1">
          <table:table-cell office:value-type="float" office:value="11005483" calcext:value-type="float">
            <text:p>11005483</text:p>
          </table:table-cell>
          <table:table-cell office:value-type="string" calcext:value-type="string">
            <text:p>Oldham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table:number-columns-repeated="4"/>
        </table:table-row>
        <table:table-row table:style-name="ro1">
          <table:table-cell office:value-type="float" office:value="11005398" calcext:value-type="float">
            <text:p>11005398</text:p>
          </table:table-cell>
          <table:table-cell office:value-type="string" calcext:value-type="string">
            <text:p>Painsley Catholic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table:number-columns-repeated="4"/>
        </table:table-row>
        <table:table-row table:style-name="ro1">
          <table:table-cell table:style-name="ce26" office:value-type="float" office:value="10005072" calcext:value-type="float">
            <text:p>10005072</text:p>
          </table:table-cell>
          <table:table-cell office:value-type="string" calcext:value-type="string">
            <text:p>Peter Symonds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table:number-columns-repeated="4"/>
        </table:table-row>
        <table:table-row table:style-name="ro1">
          <table:table-cell table:style-name="ce26" office:value-type="float" office:value="10005206" calcext:value-type="float">
            <text:p>10005206</text:p>
          </table:table-cell>
          <table:table-cell office:value-type="string" calcext:value-type="string">
            <text:p>Priestle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table:number-columns-repeated="4"/>
        </table:table-row>
        <table:table-row table:style-name="ro1">
          <table:table-cell table:style-name="ce26" office:value-type="float" office:value="10005575" calcext:value-type="float">
            <text:p>10005575</text:p>
          </table:table-cell>
          <table:table-cell office:value-type="string" calcext:value-type="string">
            <text:p>Runshaw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table:number-columns-repeated="4"/>
        </table:table-row>
        <table:table-row table:style-name="ro1">
          <table:table-cell office:value-type="float" office:value="11009090" calcext:value-type="float">
            <text:p>11009090</text:p>
          </table:table-cell>
          <table:table-cell office:value-type="string" calcext:value-type="string">
            <text:p>Salesian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table:number-columns-repeated="4"/>
        </table:table-row>
        <table:table-row table:style-name="ro1">
          <table:table-cell table:style-name="ce26" office:value-type="float" office:value="10005669" calcext:value-type="float">
            <text:p>10005669</text:p>
          </table:table-cell>
          <table:table-cell office:value-type="string" calcext:value-type="string">
            <text:p>Sandwell Academ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table:number-columns-repeated="4"/>
        </table:table-row>
        <table:table-row table:style-name="ro1"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table:number-columns-repeated="4"/>
        </table:table-row>
        <table:table-row table:style-name="ro1">
          <table:table-cell table:style-name="ce26" office:value-type="float" office:value="10005810" calcext:value-type="float">
            <text:p>10005810</text:p>
          </table:table-cell>
          <table:table-cell office:value-type="string" calcext:value-type="string">
            <text:p>Shipley College of Further 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table:number-columns-repeated="4"/>
        </table:table-row>
        <table:table-row table:style-name="ro1">
          <table:table-cell table:style-name="ce26" office:value-type="float" office:value="10036413" calcext:value-type="float">
            <text:p>10036413</text:p>
          </table:table-cell>
          <table:table-cell office:value-type="string" calcext:value-type="string">
            <text:p>St Thomas More Catholic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table:number-columns-repeated="4"/>
        </table:table-row>
        <table:table-row table:style-name="ro1">
          <table:table-cell table:style-name="ce26" office:value-type="float" office:value="10006378" calcext:value-type="float">
            <text:p>10006378</text:p>
          </table:table-cell>
          <table:table-cell office:value-type="string" calcext:value-type="string">
            <text:p>Strod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table:number-columns-repeated="4"/>
        </table:table-row>
        <table:table-row table:style-name="ro1">
          <table:table-cell table:style-name="ce26" office:value-type="float" office:value="10006398" calcext:value-type="float">
            <text:p>10006398</text:p>
          </table:table-cell>
          <table:table-cell office:value-type="string" calcext:value-type="string">
            <text:p>Suffolk New Colle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table:number-columns-repeated="4"/>
        </table:table-row>
        <table:table-row table:style-name="ro1">
          <table:table-cell table:style-name="ce26" office:value-type="float" office:value="10001550" calcext:value-type="float">
            <text:p>10001550</text:p>
          </table:table-cell>
          <table:table-cell office:value-type="string" calcext:value-type="string">
            <text:p>The College of Richard Colly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table:number-columns-repeated="4"/>
        </table:table-row>
        <table:table-row table:style-name="ro1">
          <table:table-cell office:value-type="float" office:value="11001237" calcext:value-type="float">
            <text:p>11001237</text:p>
          </table:table-cell>
          <table:table-cell office:value-type="string" calcext:value-type="string">
            <text:p>The Leigh UTC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table:number-columns-repeated="4"/>
        </table:table-row>
        <table:table-row table:style-name="ro1">
          <table:table-cell office:value-type="float" office:value="11000236" calcext:value-type="float">
            <text:p>11000236</text:p>
          </table:table-cell>
          <table:table-cell office:value-type="string" calcext:value-type="string">
            <text:p>Thorpe St Andrew School and Sixth F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table:number-columns-repeated="4"/>
        </table:table-row>
        <table:table-row table:style-name="ro1">
          <table:table-cell table:style-name="ce26" office:value-type="float" office:value="10007063" calcext:value-type="float">
            <text:p>10007063</text:p>
          </table:table-cell>
          <table:table-cell office:value-type="string" calcext:value-type="string">
            <text:p>Truro and Penwith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table:number-columns-repeated="4"/>
        </table:table-row>
        <table:table-row table:style-name="ro1">
          <table:table-cell table:style-name="ce26" office:value-type="float" office:value="10000712" calcext:value-type="float">
            <text:p>10000712</text:p>
          </table:table-cell>
          <table:table-cell office:value-type="string" calcext:value-type="string">
            <text:p>University College Birmingham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table:number-columns-repeated="4"/>
        </table:table-row>
        <table:table-row table:style-name="ro1">
          <table:table-cell office:value-type="float" office:value="11004378" calcext:value-type="float">
            <text:p>11004378</text:p>
          </table:table-cell>
          <table:table-cell office:value-type="string" calcext:value-type="string">
            <text:p>Ursuline High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table:number-columns-repeated="4"/>
        </table:table-row>
        <table:table-row table:style-name="ro1">
          <table:table-cell table:style-name="ce26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table:number-columns-repeated="4"/>
        </table:table-row>
        <table:table-row table:style-name="ro1">
          <table:table-cell office:value-type="float" office:value="11002387" calcext:value-type="float">
            <text:p>11002387</text:p>
          </table:table-cell>
          <table:table-cell office:value-type="string" calcext:value-type="string">
            <text:p>Walsall Studio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table:number-columns-repeated="4"/>
        </table:table-row>
        <table:table-row table:style-name="ro1">
          <table:table-cell table:style-name="ce26" office:value-type="float" office:value="10007459" calcext:value-type="float">
            <text:p>10007459</text:p>
          </table:table-cell>
          <table:table-cell office:value-type="string" calcext:value-type="string">
            <text:p>Weston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table:number-columns-repeated="4"/>
        </table:table-row>
        <table:table-row table:style-name="ro1"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table:number-columns-repeated="4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udents" table:style-name="ta1">
        <table:table-column table:style-name="co23" table:default-cell-style-name="ce28"/>
        <table:table-column table:style-name="co3" table:number-columns-repeated="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UL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vider UKPR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  <table:table-cell office:value-type="string" calcext:value-type="string">
            <text:p>CoreScore</text:p>
          </table:table-cell>
          <table:table-cell office:value-type="string" calcext:value-type="string">
            <text:p>SpecScore1</text:p>
          </table:table-cell>
          <table:table-cell office:value-type="string" calcext:value-type="string">
            <text:p>SpecScore2</text:p>
          </table:table-cell>
          <table:table-cell office:value-type="string" calcext:value-type="string">
            <text:p>MARScore</text:p>
          </table:table-cell>
          <table:table-cell office:value-type="string" calcext:value-type="string">
            <text:p>IPScore</text:p>
          </table:table-cell>
          <table:table-cell office:value-type="string" calcext:value-type="string">
            <text:p>EnglishScore</text:p>
          </table:table-cell>
          <table:table-cell office:value-type="string" calcext:value-type="string">
            <text:p>MathScore</text:p>
          </table:table-cell>
        </table:table-row>
        <table:table-row table:style-name="ro1">
          <table:table-cell table:style-name="ce32" office:value-type="float" office:value="1000262692" calcext:value-type="float">
            <text:p>100026269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ckerley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office:value-type="string" calcext:value-type="string">
            <text:p>01835 703597</text:p>
          </table:table-cell>
          <table:table-cell table:formula="of:=COM.MICROSOFT.CONCAT([.B2];&quot;.&quot;;[.C2])" office:value-type="string" office:string-value="Henry.Ackerley" calcext:value-type="string">
            <text:p>Henry.Ackerley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96589" calcext:value-type="float">
            <text:p>1000696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office:value-type="string" calcext:value-type="string">
            <text:p>01937 864715</text:p>
          </table:table-cell>
          <table:table-cell table:formula="of:=COM.MICROSOFT.CONCAT([.B3];&quot;.&quot;;[.C3])" office:value-type="string" office:string-value="John.Addison" calcext:value-type="string">
            <text:p>John.Addison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Pass-speci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912071" calcext:value-type="float">
            <text:p>100091207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office:value-type="string" calcext:value-type="string">
            <text:p>01347 368222</text:p>
          </table:table-cell>
          <table:table-cell table:formula="of:=COM.MICROSOFT.CONCAT([.B4];&quot;.&quot;;[.C4])" office:value-type="string" office:string-value="David.Adolf" calcext:value-type="string">
            <text:p>David.Adolf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57085" calcext:value-type="float">
            <text:p>1000557085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itchison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office:value-type="string" calcext:value-type="string">
            <text:p>01912 771311</text:p>
          </table:table-cell>
          <table:table-cell table:formula="of:=COM.MICROSOFT.CONCAT([.B5];&quot;.&quot;;[.C5])" office:value-type="string" office:string-value="George.Aitchison" calcext:value-type="string">
            <text:p>George.Aitchison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582553" calcext:value-type="float">
            <text:p>1000582553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office:value-type="string" calcext:value-type="string">
            <text:p>01547 429341</text:p>
          </table:table-cell>
          <table:table-cell table:formula="of:=COM.MICROSOFT.CONCAT([.B6];&quot;.&quot;;[.C6])" office:value-type="string" office:string-value="Shah.Ali" calcext:value-type="string">
            <text:p>Shah.Ali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442377" calcext:value-type="float">
            <text:p>1000442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office:value-type="string" calcext:value-type="string">
            <text:p>01969 886290</text:p>
          </table:table-cell>
          <table:table-cell table:formula="of:=COM.MICROSOFT.CONCAT([.B7];&quot;.&quot;;[.C7])" office:value-type="string" office:string-value="John.Allen" calcext:value-type="string">
            <text:p>John.Allen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913811" calcext:value-type="float">
            <text:p>1000913811</text:p>
          </table:table-cell>
          <table:table-cell office:value-type="string" calcext:value-type="string">
            <text:p>Faheem</text:p>
          </table:table-cell>
          <table:table-cell office:value-type="string" calcext:value-type="string">
            <text:p>Anwar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office:value-type="string" calcext:value-type="string">
            <text:p>01865 582516</text:p>
          </table:table-cell>
          <table:table-cell table:formula="of:=COM.MICROSOFT.CONCAT([.B8];&quot;.&quot;;[.C8])" office:value-type="string" office:string-value="Faheem.Anwar" calcext:value-type="string">
            <text:p>Faheem.Anwar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702671" calcext:value-type="float">
            <text:p>100070267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office:value-type="string" calcext:value-type="string">
            <text:p>01746 394243</text:p>
          </table:table-cell>
          <table:table-cell table:formula="of:=COM.MICROSOFT.CONCAT([.B9];&quot;.&quot;;[.C9])" office:value-type="string" office:string-value="Richard.Armstrong" calcext:value-type="string">
            <text:p>Richard.Armstrong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969177" calcext:value-type="float">
            <text:p>100096917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office:value-type="string" calcext:value-type="string">
            <text:p>01907 538509</text:p>
          </table:table-cell>
          <table:table-cell table:formula="of:=COM.MICROSOFT.CONCAT([.B10];&quot;.&quot;;[.C10])" office:value-type="string" office:string-value="Richard.Arnold" calcext:value-type="string">
            <text:p>Richard.Arnold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784992" calcext:value-type="float">
            <text:p>10007849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tley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office:value-type="string" calcext:value-type="string">
            <text:p>01903 649460</text:p>
          </table:table-cell>
          <table:table-cell table:formula="of:=COM.MICROSOFT.CONCAT([.B11];&quot;.&quot;;[.C11])" office:value-type="string" office:string-value="Adam.Astley" calcext:value-type="string">
            <text:p>Adam.Astley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115889" calcext:value-type="float">
            <text:p>100011588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office:value-type="string" calcext:value-type="string">
            <text:p>01630 202053</text:p>
          </table:table-cell>
          <table:table-cell table:formula="of:=COM.MICROSOFT.CONCAT([.B12];&quot;.&quot;;[.C12])" office:value-type="string" office:string-value="Luke.Atkinson" calcext:value-type="string">
            <text:p>Luke.Atkinson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173365" calcext:value-type="float">
            <text:p>100017336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office:value-type="string" calcext:value-type="string">
            <text:p>01276 816806</text:p>
          </table:table-cell>
          <table:table-cell table:formula="of:=COM.MICROSOFT.CONCAT([.B13];&quot;.&quot;;[.C13])" office:value-type="string" office:string-value="Paul.Austen" calcext:value-type="string">
            <text:p>Paul.Austen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300234" calcext:value-type="float">
            <text:p>1000300234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office:value-type="string" calcext:value-type="string">
            <text:p>01625 932209</text:p>
          </table:table-cell>
          <table:table-cell table:formula="of:=COM.MICROSOFT.CONCAT([.B14];&quot;.&quot;;[.C14])" office:value-type="string" office:string-value="Marian.Bainbridge" calcext:value-type="string">
            <text:p>Marian.Bainbridge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565891" calcext:value-type="float">
            <text:p>1000565891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office:value-type="string" calcext:value-type="string">
            <text:p>01874 856950</text:p>
          </table:table-cell>
          <table:table-cell table:formula="of:=COM.MICROSOFT.CONCAT([.B15];&quot;.&quot;;[.C15])" office:value-type="string" office:string-value="Julie.Bakewell" calcext:value-type="string">
            <text:p>Julie.Bakewell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38055" calcext:value-type="float">
            <text:p>1000538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office:value-type="string" calcext:value-type="string">
            <text:p>01976 755279</text:p>
          </table:table-cell>
          <table:table-cell table:formula="of:=COM.MICROSOFT.CONCAT([.B16];&quot;.&quot;;[.C16])" office:value-type="string" office:string-value="John.Barnard" calcext:value-type="string">
            <text:p>John.Barnard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71970" calcext:value-type="float">
            <text:p>1000371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office:value-type="string" calcext:value-type="string">
            <text:p>01967 580851</text:p>
          </table:table-cell>
          <table:table-cell table:formula="of:=COM.MICROSOFT.CONCAT([.B17];&quot;.&quot;;[.C17])" office:value-type="string" office:string-value="John.Barron" calcext:value-type="string">
            <text:p>John.Barron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20584" calcext:value-type="float">
            <text:p>1000820584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Bassil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office:value-type="string" calcext:value-type="string">
            <text:p>01326 532337</text:p>
          </table:table-cell>
          <table:table-cell table:formula="of:=COM.MICROSOFT.CONCAT([.B18];&quot;.&quot;;[.C18])" office:value-type="string" office:string-value="Gillian.Bassil" calcext:value-type="string">
            <text:p>Gillian.Bassil</text:p>
          </table:table-cell>
          <table:table-cell table:style-name="ce2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Pass-special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11869" calcext:value-type="float">
            <text:p>100011186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office:value-type="string" calcext:value-type="string">
            <text:p>01253 528327</text:p>
          </table:table-cell>
          <table:table-cell table:formula="of:=COM.MICROSOFT.CONCAT([.B19];&quot;.&quot;;[.C19])" office:value-type="string" office:string-value="Angela.Bate" calcext:value-type="string">
            <text:p>Angela.Bate</text:p>
          </table:table-cell>
          <table:table-cell table:style-name="ce2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19079" calcext:value-type="float">
            <text:p>1000719079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office:value-type="string" calcext:value-type="string">
            <text:p>01719 831436</text:p>
          </table:table-cell>
          <table:table-cell table:formula="of:=COM.MICROSOFT.CONCAT([.B20];&quot;.&quot;;[.C20])" office:value-type="string" office:string-value="Frederick.Beckley" calcext:value-type="string">
            <text:p>Frederick.Beckley</text:p>
          </table:table-cell>
          <table:table-cell table:style-name="ce2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36762" calcext:value-type="float">
            <text:p>100013676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office:value-type="string" calcext:value-type="string">
            <text:p>01578 287816</text:p>
          </table:table-cell>
          <table:table-cell table:formula="of:=COM.MICROSOFT.CONCAT([.B21];&quot;.&quot;;[.C21])" office:value-type="string" office:string-value="Chris.Bell" calcext:value-type="string">
            <text:p>Chris.Bell</text:p>
          </table:table-cell>
          <table:table-cell table:style-name="ce2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921033" calcext:value-type="float">
            <text:p>100092103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office:value-type="string" calcext:value-type="string">
            <text:p>01842 767201</text:p>
          </table:table-cell>
          <table:table-cell table:formula="of:=COM.MICROSOFT.CONCAT([.B22];&quot;.&quot;;[.C22])" office:value-type="string" office:string-value="Russell.Bell" calcext:value-type="string">
            <text:p>Russell.Bell</text:p>
          </table:table-cell>
          <table:table-cell table:style-name="ce2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style-name="ce32" office:value-type="float" office:value="1000721724" calcext:value-type="float">
            <text:p>1000721724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office:value-type="string" calcext:value-type="string">
            <text:p>01552 709248</text:p>
          </table:table-cell>
          <table:table-cell table:formula="of:=COM.MICROSOFT.CONCAT([.B23];&quot;.&quot;;[.C23])" office:value-type="string" office:string-value="Lucy.Bird" calcext:value-type="string">
            <text:p>Lucy.Bird</text:p>
          </table:table-cell>
          <table:table-cell table:style-name="ce2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545286" calcext:value-type="float">
            <text:p>1000545286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loodworth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office:value-type="string" calcext:value-type="string">
            <text:p>01677 684257</text:p>
          </table:table-cell>
          <table:table-cell table:formula="of:=COM.MICROSOFT.CONCAT([.B24];&quot;.&quot;;[.C24])" office:value-type="string" office:string-value="Graham.Bloodworth" calcext:value-type="string">
            <text:p>Graham.Bloodworth</text:p>
          </table:table-cell>
          <table:table-cell table:style-name="ce2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99062" calcext:value-type="float">
            <text:p>100029906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office:value-type="string" calcext:value-type="string">
            <text:p>01217 342071</text:p>
          </table:table-cell>
          <table:table-cell table:formula="of:=COM.MICROSOFT.CONCAT([.B25];&quot;.&quot;;[.C25])" office:value-type="string" office:string-value="Mark.Booth" calcext:value-type="string">
            <text:p>Mark.Booth</text:p>
          </table:table-cell>
          <table:table-cell table:style-name="ce2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917851" calcext:value-type="float">
            <text:p>100091785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office:value-type="string" calcext:value-type="string">
            <text:p>01473 229124</text:p>
          </table:table-cell>
          <table:table-cell table:formula="of:=COM.MICROSOFT.CONCAT([.B26];&quot;.&quot;;[.C26])" office:value-type="string" office:string-value="Martin.Bowman" calcext:value-type="string">
            <text:p>Martin.Bowman</text:p>
          </table:table-cell>
          <table:table-cell table:style-name="ce2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42455" calcext:value-type="float">
            <text:p>100044245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oxell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office:value-type="string" calcext:value-type="string">
            <text:p>01230 623547</text:p>
          </table:table-cell>
          <table:table-cell table:formula="of:=COM.MICROSOFT.CONCAT([.B27];&quot;.&quot;;[.C27])" office:value-type="string" office:string-value="Stephen.Boxell" calcext:value-type="string">
            <text:p>Stephen.Boxell</text:p>
          </table:table-cell>
          <table:table-cell table:style-name="ce2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style-name="ce32" office:value-type="float" office:value="1000196476" calcext:value-type="float">
            <text:p>1000196476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office:value-type="string" calcext:value-type="string">
            <text:p>01781 827317</text:p>
          </table:table-cell>
          <table:table-cell table:formula="of:=COM.MICROSOFT.CONCAT([.B28];&quot;.&quot;;[.C28])" office:value-type="string" office:string-value="Mark.Bradford" calcext:value-type="string">
            <text:p>Mark.Bradford</text:p>
          </table:table-cell>
          <table:table-cell table:style-name="ce2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913748" calcext:value-type="float">
            <text:p>100091374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Branton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office:value-type="string" calcext:value-type="string">
            <text:p>01866 248660</text:p>
          </table:table-cell>
          <table:table-cell table:formula="of:=COM.MICROSOFT.CONCAT([.B29];&quot;.&quot;;[.C29])" office:value-type="string" office:string-value="Ian.Branton" calcext:value-type="string">
            <text:p>Ian.Branton</text:p>
          </table:table-cell>
          <table:table-cell table:style-name="ce2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433342" calcext:value-type="float">
            <text:p>1000433342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office:value-type="string" calcext:value-type="string">
            <text:p>01541 802635</text:p>
          </table:table-cell>
          <table:table-cell table:formula="of:=COM.MICROSOFT.CONCAT([.B30];&quot;.&quot;;[.C30])" office:value-type="string" office:string-value="Diane.Brooks" calcext:value-type="string">
            <text:p>Diane.Brooks</text:p>
          </table:table-cell>
          <table:table-cell table:style-name="ce2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52631" calcext:value-type="float">
            <text:p>100065263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office:value-type="string" calcext:value-type="string">
            <text:p>01857 864722</text:p>
          </table:table-cell>
          <table:table-cell table:formula="of:=COM.MICROSOFT.CONCAT([.B31];&quot;.&quot;;[.C31])" office:value-type="string" office:string-value="Patricia.Brothers" calcext:value-type="string">
            <text:p>Patricia.Brothers</text:p>
          </table:table-cell>
          <table:table-cell table:style-name="ce2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32" office:value-type="float" office:value="1000534240" calcext:value-type="float">
            <text:p>100053424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office:value-type="string" calcext:value-type="string">
            <text:p>01243 678286</text:p>
          </table:table-cell>
          <table:table-cell table:formula="of:=COM.MICROSOFT.CONCAT([.B32];&quot;.&quot;;[.C32])" office:value-type="string" office:string-value="Gordon.Brown" calcext:value-type="string">
            <text:p>Gordon.Brown</text:p>
          </table:table-cell>
          <table:table-cell table:style-name="ce2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63601" calcext:value-type="float">
            <text:p>100086360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office:value-type="string" calcext:value-type="string">
            <text:p>01400 269033</text:p>
          </table:table-cell>
          <table:table-cell table:formula="of:=COM.MICROSOFT.CONCAT([.B33];&quot;.&quot;;[.C33])" office:value-type="string" office:string-value="Richard.Bryant" calcext:value-type="string">
            <text:p>Richard.Bryant</text:p>
          </table:table-cell>
          <table:table-cell table:style-name="ce2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15532" calcext:value-type="float">
            <text:p>1000315532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office:value-type="string" calcext:value-type="string">
            <text:p>01702 725589</text:p>
          </table:table-cell>
          <table:table-cell table:formula="of:=COM.MICROSOFT.CONCAT([.B34];&quot;.&quot;;[.C34])" office:value-type="string" office:string-value="Gail.Buckler" calcext:value-type="string">
            <text:p>Gail.Buckler</text:p>
          </table:table-cell>
          <table:table-cell table:style-name="ce2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67915" calcext:value-type="float">
            <text:p>1000867915</text:p>
          </table:table-cell>
          <table:table-cell office:value-type="string" calcext:value-type="string">
            <text:p>Aliste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office:value-type="string" calcext:value-type="string">
            <text:p>01462 648669</text:p>
          </table:table-cell>
          <table:table-cell table:formula="of:=COM.MICROSOFT.CONCAT([.B35];&quot;.&quot;;[.C35])" office:value-type="string" office:string-value="Alister.Cairns" calcext:value-type="string">
            <text:p>Alister.Cairns</text:p>
          </table:table-cell>
          <table:table-cell table:style-name="ce2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67830" calcext:value-type="float">
            <text:p>1000467830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office:value-type="string" calcext:value-type="string">
            <text:p>01235 647932</text:p>
          </table:table-cell>
          <table:table-cell table:formula="of:=COM.MICROSOFT.CONCAT([.B36];&quot;.&quot;;[.C36])" office:value-type="string" office:string-value="Melissa.Campbell" calcext:value-type="string">
            <text:p>Melissa.Campbell</text:p>
          </table:table-cell>
          <table:table-cell table:style-name="ce2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38894" calcext:value-type="float">
            <text:p>1000138894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office:value-type="string" calcext:value-type="string">
            <text:p>01662 114247</text:p>
          </table:table-cell>
          <table:table-cell table:formula="of:=COM.MICROSOFT.CONCAT([.B37];&quot;.&quot;;[.C37])" office:value-type="string" office:string-value="Amanda.Carmichael" calcext:value-type="string">
            <text:p>Amanda.Carmichael</text:p>
          </table:table-cell>
          <table:table-cell table:style-name="ce2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985755" calcext:value-type="float">
            <text:p>100098575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office:value-type="string" calcext:value-type="string">
            <text:p>01407 866759</text:p>
          </table:table-cell>
          <table:table-cell table:formula="of:=COM.MICROSOFT.CONCAT([.B38];&quot;.&quot;;[.C38])" office:value-type="string" office:string-value="Peter.Carpenter" calcext:value-type="string">
            <text:p>Peter.Carpenter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18558" calcext:value-type="float">
            <text:p>100071855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office:value-type="string" calcext:value-type="string">
            <text:p>01822 563044</text:p>
          </table:table-cell>
          <table:table-cell table:formula="of:=COM.MICROSOFT.CONCAT([.B39];&quot;.&quot;;[.C39])" office:value-type="string" office:string-value="William.Carroll" calcext:value-type="string">
            <text:p>William.Carroll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59294" calcext:value-type="float">
            <text:p>1000259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ristison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office:value-type="string" calcext:value-type="string">
            <text:p>01327 770774</text:p>
          </table:table-cell>
          <table:table-cell table:formula="of:=COM.MICROSOFT.CONCAT([.B40];&quot;.&quot;;[.C40])" office:value-type="string" office:string-value="Mark.Christison" calcext:value-type="string">
            <text:p>Mark.Christison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97316" calcext:value-type="float">
            <text:p>1000497316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office:value-type="string" calcext:value-type="string">
            <text:p>01483 418969</text:p>
          </table:table-cell>
          <table:table-cell table:formula="of:=COM.MICROSOFT.CONCAT([.B41];&quot;.&quot;;[.C41])" office:value-type="string" office:string-value="Neil.Clarke" calcext:value-type="string">
            <text:p>Neil.Clarke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86558" calcext:value-type="float">
            <text:p>1000386558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office:value-type="string" calcext:value-type="string">
            <text:p>01709 854691</text:p>
          </table:table-cell>
          <table:table-cell table:formula="of:=COM.MICROSOFT.CONCAT([.B42];&quot;.&quot;;[.C42])" office:value-type="string" office:string-value="Mp.Clay" calcext:value-type="string">
            <text:p>Mp.Clay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511545" calcext:value-type="float">
            <text:p>100051154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office:value-type="string" calcext:value-type="string">
            <text:p>01609 882184</text:p>
          </table:table-cell>
          <table:table-cell table:formula="of:=COM.MICROSOFT.CONCAT([.B43];&quot;.&quot;;[.C43])" office:value-type="string" office:string-value="Stephen.Coles" calcext:value-type="string">
            <text:p>Stephen.Coles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42165" calcext:value-type="float">
            <text:p>100084216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office:value-type="string" calcext:value-type="string">
            <text:p>01693 310794</text:p>
          </table:table-cell>
          <table:table-cell table:formula="of:=COM.MICROSOFT.CONCAT([.B44];&quot;.&quot;;[.C44])" office:value-type="string" office:string-value="Charles.Collins" calcext:value-type="string">
            <text:p>Charles.Collins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55050" calcext:value-type="float">
            <text:p>1000155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office:value-type="string" calcext:value-type="string">
            <text:p>01891 702579</text:p>
          </table:table-cell>
          <table:table-cell table:formula="of:=COM.MICROSOFT.CONCAT([.B45];&quot;.&quot;;[.C45])" office:value-type="string" office:string-value="Roger.Cooke" calcext:value-type="string">
            <text:p>Roger.Cooke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83211" calcext:value-type="float">
            <text:p>1000283211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office:value-type="string" calcext:value-type="string">
            <text:p>01850 347846</text:p>
          </table:table-cell>
          <table:table-cell table:formula="of:=COM.MICROSOFT.CONCAT([.B46];&quot;.&quot;;[.C46])" office:value-type="string" office:string-value="Jane.Cowan" calcext:value-type="string">
            <text:p>Jane.Cowan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62062" calcext:value-type="float">
            <text:p>100086206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office:value-type="string" calcext:value-type="string">
            <text:p>01420 307327</text:p>
          </table:table-cell>
          <table:table-cell table:formula="of:=COM.MICROSOFT.CONCAT([.B47];&quot;.&quot;;[.C47])" office:value-type="string" office:string-value="Sarah.Coyle" calcext:value-type="string">
            <text:p>Sarah.Coyle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33136" calcext:value-type="float">
            <text:p>1000333136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roft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office:value-type="string" calcext:value-type="string">
            <text:p>01567 296442</text:p>
          </table:table-cell>
          <table:table-cell table:formula="of:=COM.MICROSOFT.CONCAT([.B48];&quot;.&quot;;[.C48])" office:value-type="string" office:string-value="Amanda.Croft" calcext:value-type="string">
            <text:p>Amanda.Croft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22848" calcext:value-type="float">
            <text:p>1000522848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office:value-type="string" calcext:value-type="string">
            <text:p>01607 269930</text:p>
          </table:table-cell>
          <table:table-cell table:formula="of:=COM.MICROSOFT.CONCAT([.B49];&quot;.&quot;;[.C49])" office:value-type="string" office:string-value="Nigel.Crowder" calcext:value-type="string">
            <text:p>Nigel.Crowder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171158" calcext:value-type="float">
            <text:p>100017115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office:value-type="string" calcext:value-type="string">
            <text:p>01386 981141</text:p>
          </table:table-cell>
          <table:table-cell table:formula="of:=COM.MICROSOFT.CONCAT([.B50];&quot;.&quot;;[.C50])" office:value-type="string" office:string-value="Susan.Cully" calcext:value-type="string">
            <text:p>Susan.Cully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383825" calcext:value-type="float">
            <text:p>100038382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office:value-type="string" calcext:value-type="string">
            <text:p>01260 641258</text:p>
          </table:table-cell>
          <table:table-cell table:formula="of:=COM.MICROSOFT.CONCAT([.B51];&quot;.&quot;;[.C51])" office:value-type="string" office:string-value="Gregory.Dalton" calcext:value-type="string">
            <text:p>Gregory.Dalton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74499" calcext:value-type="float">
            <text:p>100067449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Davison</text:p>
          </table:table-cell>
          <table:table-cell office:value-type="string" calcext:value-type="string">
            <text:p>4 Burn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es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9 1AE</text:p>
          </table:table-cell>
          <table:table-cell office:value-type="string" calcext:value-type="string">
            <text:p>01543 198690</text:p>
          </table:table-cell>
          <table:table-cell table:formula="of:=COM.MICROSOFT.CONCAT([.B52];&quot;.&quot;;[.C52])" office:value-type="string" office:string-value="Peter.Davison" calcext:value-type="string">
            <text:p>Peter.Davison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666704" calcext:value-type="float">
            <text:p>1000666704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95 Den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lla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8 2NB</text:p>
          </table:table-cell>
          <table:table-cell office:value-type="string" calcext:value-type="string">
            <text:p>01355 500797</text:p>
          </table:table-cell>
          <table:table-cell table:formula="of:=COM.MICROSOFT.CONCAT([.B53];&quot;.&quot;;[.C53])" office:value-type="string" office:string-value="Alan.Dean" calcext:value-type="string">
            <text:p>Alan.Dean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899857" calcext:value-type="float">
            <text:p>1000899857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5 Chadwick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geler Community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A44 5HF</text:p>
          </table:table-cell>
          <table:table-cell office:value-type="string" calcext:value-type="string">
            <text:p>01252 621329</text:p>
          </table:table-cell>
          <table:table-cell table:formula="of:=COM.MICROSOFT.CONCAT([.B54];&quot;.&quot;;[.C54])" office:value-type="string" office:string-value="Patricia.Dow" calcext:value-type="string">
            <text:p>Patricia.Dow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367364" calcext:value-type="float">
            <text:p>1000367364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Earnshaw</text:p>
          </table:table-cell>
          <table:table-cell office:value-type="string" calcext:value-type="string">
            <text:p>67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ckl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4 6RQ</text:p>
          </table:table-cell>
          <table:table-cell office:value-type="string" calcext:value-type="string">
            <text:p>01712 135466</text:p>
          </table:table-cell>
          <table:table-cell table:formula="of:=COM.MICROSOFT.CONCAT([.B55];&quot;.&quot;;[.C55])" office:value-type="string" office:string-value="Debra.Earnshaw" calcext:value-type="string">
            <text:p>Debra.Earnshaw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682413" calcext:value-type="float">
            <text:p>100068241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43 Williamson St #79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ds Ward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0 7HB</text:p>
          </table:table-cell>
          <table:table-cell office:value-type="string" calcext:value-type="string">
            <text:p>01469 300335</text:p>
          </table:table-cell>
          <table:table-cell table:formula="of:=COM.MICROSOFT.CONCAT([.B56];&quot;.&quot;;[.C56])" office:value-type="string" office:string-value="Steven.Edge" calcext:value-type="string">
            <text:p>Steven.Edge</text:p>
          </table:table-cell>
          <table:table-cell table:style-name="ce2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66472" calcext:value-type="float">
            <text:p>100076647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5 How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6NF</text:p>
          </table:table-cell>
          <table:table-cell office:value-type="string" calcext:value-type="string">
            <text:p>01428 343825</text:p>
          </table:table-cell>
          <table:table-cell table:formula="of:=COM.MICROSOFT.CONCAT([.B57];&quot;.&quot;;[.C57])" office:value-type="string" office:string-value="Paul.Ellison" calcext:value-type="string">
            <text:p>Paul.Ellison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27582" calcext:value-type="float">
            <text:p>10007275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7 Cheapside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Iv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4 5PA</text:p>
          </table:table-cell>
          <table:table-cell office:value-type="string" calcext:value-type="string">
            <text:p>01770 129032</text:p>
          </table:table-cell>
          <table:table-cell table:formula="of:=COM.MICROSOFT.CONCAT([.B58];&quot;.&quot;;[.C58])" office:value-type="string" office:string-value="Luke.Fallon" calcext:value-type="string">
            <text:p>Luke.Fallon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88304" calcext:value-type="float">
            <text:p>1000588304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85 Bridgewa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4 7BP</text:p>
          </table:table-cell>
          <table:table-cell office:value-type="string" calcext:value-type="string">
            <text:p>01689 253476</text:p>
          </table:table-cell>
          <table:table-cell table:formula="of:=COM.MICROSOFT.CONCAT([.B59];&quot;.&quot;;[.C59])" office:value-type="string" office:string-value="Hazel.Fleming" calcext:value-type="string">
            <text:p>Hazel.Fleming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05394" calcext:value-type="float">
            <text:p>1000305394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763 Park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on Canes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9RH</text:p>
          </table:table-cell>
          <table:table-cell office:value-type="string" calcext:value-type="string">
            <text:p>01823 383806</text:p>
          </table:table-cell>
          <table:table-cell table:formula="of:=COM.MICROSOFT.CONCAT([.B60];&quot;.&quot;;[.C60])" office:value-type="string" office:string-value="Elizabeth.Foster" calcext:value-type="string">
            <text:p>Elizabeth.Foster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998486" calcext:value-type="float">
            <text:p>1000998486</text:p>
          </table:table-cell>
          <table:table-cell office:value-type="string" calcext:value-type="string">
            <text:p>Kamma</text:p>
          </table:table-cell>
          <table:table-cell office:value-type="string" calcext:value-type="string">
            <text:p>Foulkes</text:p>
          </table:table-cell>
          <table:table-cell office:value-type="string" calcext:value-type="string">
            <text:p>662 Grove 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lwell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6 8RG</text:p>
          </table:table-cell>
          <table:table-cell office:value-type="string" calcext:value-type="string">
            <text:p>01835 634521</text:p>
          </table:table-cell>
          <table:table-cell table:formula="of:=COM.MICROSOFT.CONCAT([.B61];&quot;.&quot;;[.C61])" office:value-type="string" office:string-value="Kamma.Foulkes" calcext:value-type="string">
            <text:p>Kamma.Foulkes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60643" calcext:value-type="float">
            <text:p>100046064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5410 Law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eorchy Community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CF42 6PL</text:p>
          </table:table-cell>
          <table:table-cell office:value-type="string" calcext:value-type="string">
            <text:p>01383 647035</text:p>
          </table:table-cell>
          <table:table-cell table:formula="of:=COM.MICROSOFT.CONCAT([.B62];&quot;.&quot;;[.C62])" office:value-type="string" office:string-value="Christopher.Fowler" calcext:value-type="string">
            <text:p>Christopher.Fowler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59416" calcext:value-type="float">
            <text:p>1000359416</text:p>
          </table:table-cell>
          <table:table-cell office:value-type="string" calcext:value-type="string">
            <text:p>Ronnett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3 Augus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bury and Sheerwater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21 5QL</text:p>
          </table:table-cell>
          <table:table-cell office:value-type="string" calcext:value-type="string">
            <text:p>01670 813697</text:p>
          </table:table-cell>
          <table:table-cell table:formula="of:=COM.MICROSOFT.CONCAT([.B63];&quot;.&quot;;[.C63])" office:value-type="string" office:string-value="Ronnette.Francis" calcext:value-type="string">
            <text:p>Ronnette.Francis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148107" calcext:value-type="float">
            <text:p>1000148107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476 Stark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gate Ward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1 1QW</text:p>
          </table:table-cell>
          <table:table-cell office:value-type="string" calcext:value-type="string">
            <text:p>01472 324699</text:p>
          </table:table-cell>
          <table:table-cell table:formula="of:=COM.MICROSOFT.CONCAT([.B64];&quot;.&quot;;[.C64])" office:value-type="string" office:string-value="Colette.Franklin" calcext:value-type="string">
            <text:p>Colette.Franklin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27740" calcext:value-type="float">
            <text:p>100052774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6448 Tilla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isbrough and Denab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DN12 4JF</text:p>
          </table:table-cell>
          <table:table-cell office:value-type="string" calcext:value-type="string">
            <text:p>01412 528394</text:p>
          </table:table-cell>
          <table:table-cell table:formula="of:=COM.MICROSOFT.CONCAT([.B65];&quot;.&quot;;[.C65])" office:value-type="string" office:string-value="Carol.Freeman" calcext:value-type="string">
            <text:p>Carol.Freeman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47623" calcext:value-type="float">
            <text:p>1000847623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3055 Cres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bold and Brownsover Ward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21 1LN</text:p>
          </table:table-cell>
          <table:table-cell office:value-type="string" calcext:value-type="string">
            <text:p>01670 234959</text:p>
          </table:table-cell>
          <table:table-cell table:formula="of:=COM.MICROSOFT.CONCAT([.B66];&quot;.&quot;;[.C66])" office:value-type="string" office:string-value="Craig.Frost" calcext:value-type="string">
            <text:p>Craig.Frost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960930" calcext:value-type="float">
            <text:p>1000960930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7 Jolliff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dle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CW10 9GB</text:p>
          </table:table-cell>
          <table:table-cell office:value-type="string" calcext:value-type="string">
            <text:p>01947 566661</text:p>
          </table:table-cell>
          <table:table-cell table:formula="of:=COM.MICROSOFT.CONCAT([.B67];&quot;.&quot;;[.C67])" office:value-type="string" office:string-value="Jon.Galloway" calcext:value-type="string">
            <text:p>Jon.Galloway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53818" calcext:value-type="float">
            <text:p>1000153818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1175 Grei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ary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5 0ZN</text:p>
          </table:table-cell>
          <table:table-cell office:value-type="string" calcext:value-type="string">
            <text:p>01532 497454</text:p>
          </table:table-cell>
          <table:table-cell table:formula="of:=COM.MICROSOFT.CONCAT([.B68];&quot;.&quot;;[.C68])" office:value-type="string" office:string-value="Jennifer.Goddard" calcext:value-type="string">
            <text:p>Jennifer.Goddard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78190" calcext:value-type="float">
            <text:p>100047819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636 Portland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sham Ward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S1 4RG</text:p>
          </table:table-cell>
          <table:table-cell office:value-type="string" calcext:value-type="string">
            <text:p>01743 977277</text:p>
          </table:table-cell>
          <table:table-cell table:formula="of:=COM.MICROSOFT.CONCAT([.B69];&quot;.&quot;;[.C69])" office:value-type="string" office:string-value="Ian.Good" calcext:value-type="string">
            <text:p>Ian.Good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72265" calcext:value-type="float">
            <text:p>10004722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41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boroug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IG2 7QG</text:p>
          </table:table-cell>
          <table:table-cell office:value-type="string" calcext:value-type="string">
            <text:p>01599 245408</text:p>
          </table:table-cell>
          <table:table-cell table:formula="of:=COM.MICROSOFT.CONCAT([.B70];&quot;.&quot;;[.C70])" office:value-type="string" office:string-value="Andrew.Goodwin" calcext:value-type="string">
            <text:p>Andrew.Goodwin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25347" calcext:value-type="float">
            <text:p>1000325347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Gratton</text:p>
          </table:table-cell>
          <table:table-cell office:value-type="string" calcext:value-type="string">
            <text:p>62 Margare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yal Hospit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3 4ND</text:p>
          </table:table-cell>
          <table:table-cell office:value-type="string" calcext:value-type="string">
            <text:p>01345 400452</text:p>
          </table:table-cell>
          <table:table-cell table:formula="of:=COM.MICROSOFT.CONCAT([.B71];&quot;.&quot;;[.C71])" office:value-type="string" office:string-value="Jodie.Gratton" calcext:value-type="string">
            <text:p>Jodie.Gratton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80229" calcext:value-type="float">
            <text:p>1000880229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5152 Soph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stock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5 8DS</text:p>
          </table:table-cell>
          <table:table-cell office:value-type="string" calcext:value-type="string">
            <text:p>01655 519837</text:p>
          </table:table-cell>
          <table:table-cell table:formula="of:=COM.MICROSOFT.CONCAT([.B72];&quot;.&quot;;[.C72])" office:value-type="string" office:string-value="Diane.Grayson" calcext:value-type="string">
            <text:p>Diane.Grayson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91056" calcext:value-type="float">
            <text:p>100079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 Back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nblane and Bridge of Allan W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9 4LD</text:p>
          </table:table-cell>
          <table:table-cell office:value-type="string" calcext:value-type="string">
            <text:p>01837 530939</text:p>
          </table:table-cell>
          <table:table-cell table:formula="of:=COM.MICROSOFT.CONCAT([.B73];&quot;.&quot;;[.C73])" office:value-type="string" office:string-value="Jenny.Green" calcext:value-type="string">
            <text:p>Jenny.Green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877284" calcext:value-type="float">
            <text:p>1000877284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 Gradw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mpshott War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RG22 5HA</text:p>
          </table:table-cell>
          <table:table-cell office:value-type="string" calcext:value-type="string">
            <text:p>01262 808399</text:p>
          </table:table-cell>
          <table:table-cell table:formula="of:=COM.MICROSOFT.CONCAT([.B74];&quot;.&quot;;[.C74])" office:value-type="string" office:string-value="Nicola.Green" calcext:value-type="string">
            <text:p>Nicola.Green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49255" calcext:value-type="float">
            <text:p>100044925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9205 Upper Hi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ty and Hunslet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 5QE</text:p>
          </table:table-cell>
          <table:table-cell office:value-type="string" calcext:value-type="string">
            <text:p>01350 332706</text:p>
          </table:table-cell>
          <table:table-cell table:formula="of:=COM.MICROSOFT.CONCAT([.B75];&quot;.&quot;;[.C75])" office:value-type="string" office:string-value="Nick.Grey" calcext:value-type="string">
            <text:p>Nick.Grey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71378" calcext:value-type="float">
            <text:p>10008713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9 Horat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cking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26 2PN</text:p>
          </table:table-cell>
          <table:table-cell office:value-type="string" calcext:value-type="string">
            <text:p>01686 306597</text:p>
          </table:table-cell>
          <table:table-cell table:formula="of:=COM.MICROSOFT.CONCAT([.B76];&quot;.&quot;;[.C76])" office:value-type="string" office:string-value="Kate.Groves" calcext:value-type="string">
            <text:p>Kate.Groves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168123" calcext:value-type="float">
            <text:p>100016812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61 Miriam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Roa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8 9BD</text:p>
          </table:table-cell>
          <table:table-cell office:value-type="string" calcext:value-type="string">
            <text:p>01537 356648</text:p>
          </table:table-cell>
          <table:table-cell table:formula="of:=COM.MICROSOFT.CONCAT([.B77];&quot;.&quot;;[.C77])" office:value-type="string" office:string-value="Mark.Hamilton" calcext:value-type="string">
            <text:p>Mark.Hamilton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60524" calcext:value-type="float">
            <text:p>1000760524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67 Pulfo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ittlewel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2 6NL</text:p>
          </table:table-cell>
          <table:table-cell office:value-type="string" calcext:value-type="string">
            <text:p>01388 416867</text:p>
          </table:table-cell>
          <table:table-cell table:formula="of:=COM.MICROSOFT.CONCAT([.B78];&quot;.&quot;;[.C78])" office:value-type="string" office:string-value="Rosemary.Hancock" calcext:value-type="string">
            <text:p>Rosemary.Hancock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35151" calcext:value-type="float">
            <text:p>100053515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821 Pembrok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rkby Stephe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7 4RZ</text:p>
          </table:table-cell>
          <table:table-cell office:value-type="string" calcext:value-type="string">
            <text:p>01589 654152</text:p>
          </table:table-cell>
          <table:table-cell table:formula="of:=COM.MICROSOFT.CONCAT([.B79];&quot;.&quot;;[.C79])" office:value-type="string" office:string-value="Kate.Harman" calcext:value-type="string">
            <text:p>Kate.Harman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952741" calcext:value-type="float">
            <text:p>1000952741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3 Al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ton Park Ward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2 9AW</text:p>
          </table:table-cell>
          <table:table-cell office:value-type="string" calcext:value-type="string">
            <text:p>01780 704167</text:p>
          </table:table-cell>
          <table:table-cell table:formula="of:=COM.MICROSOFT.CONCAT([.B80];&quot;.&quot;;[.C80])" office:value-type="string" office:string-value="Wendy.Harris" calcext:value-type="string">
            <text:p>Wendy.Harris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18183" calcext:value-type="float">
            <text:p>100071818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80 Morecamb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shop Aucklan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4 6NG</text:p>
          </table:table-cell>
          <table:table-cell office:value-type="string" calcext:value-type="string">
            <text:p>01355 192668</text:p>
          </table:table-cell>
          <table:table-cell table:formula="of:=COM.MICROSOFT.CONCAT([.B81];&quot;.&quot;;[.C81])" office:value-type="string" office:string-value="Steven.Hay" calcext:value-type="string">
            <text:p>Steven.Hay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11972" calcext:value-type="float">
            <text:p>1000411972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7866 Renshaw St #2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4QQ</text:p>
          </table:table-cell>
          <table:table-cell office:value-type="string" calcext:value-type="string">
            <text:p>01823 526645</text:p>
          </table:table-cell>
          <table:table-cell table:formula="of:=COM.MICROSOFT.CONCAT([.B82];&quot;.&quot;;[.C82])" office:value-type="string" office:string-value="Phyllis.Heath" calcext:value-type="string">
            <text:p>Phyllis.Heath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85203" calcext:value-type="float">
            <text:p>1000485203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658 Lak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me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6 0XZ</text:p>
          </table:table-cell>
          <table:table-cell office:value-type="string" calcext:value-type="string">
            <text:p>01777 469402</text:p>
          </table:table-cell>
          <table:table-cell table:formula="of:=COM.MICROSOFT.CONCAT([.B83];&quot;.&quot;;[.C83])" office:value-type="string" office:string-value="Stephanie.Hill" calcext:value-type="string">
            <text:p>Stephanie.Hill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41624" calcext:value-type="float">
            <text:p>100014162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382 Redf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En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1J 0QH</text:p>
          </table:table-cell>
          <table:table-cell office:value-type="string" calcext:value-type="string">
            <text:p>01961 642757</text:p>
          </table:table-cell>
          <table:table-cell table:formula="of:=COM.MICROSOFT.CONCAT([.B84];&quot;.&quot;;[.C84])" office:value-type="string" office:string-value="Jennifer.Hill" calcext:value-type="string">
            <text:p>Jennifer.Hill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06503" calcext:value-type="float">
            <text:p>100040650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45 Bidder St #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wn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N1 3HT</text:p>
          </table:table-cell>
          <table:table-cell office:value-type="string" calcext:value-type="string">
            <text:p>01367 136951</text:p>
          </table:table-cell>
          <table:table-cell table:formula="of:=COM.MICROSOFT.CONCAT([.B85];&quot;.&quot;;[.C85])" office:value-type="string" office:string-value="Charlotte.Hobbs" calcext:value-type="string">
            <text:p>Charlotte.Hobbs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25449" calcext:value-type="float">
            <text:p>100012544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6766 Britton St #3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mpt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3EX</text:p>
          </table:table-cell>
          <table:table-cell office:value-type="string" calcext:value-type="string">
            <text:p>01912 749219</text:p>
          </table:table-cell>
          <table:table-cell table:formula="of:=COM.MICROSOFT.CONCAT([.B86];&quot;.&quot;;[.C86])" office:value-type="string" office:string-value="Elizabeth.Hodgson" calcext:value-type="string">
            <text:p>Elizabeth.Hodgson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966484" calcext:value-type="float">
            <text:p>1000966484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7 Lea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GU32 3PQ</text:p>
          </table:table-cell>
          <table:table-cell office:value-type="string" calcext:value-type="string">
            <text:p>01779 720349</text:p>
          </table:table-cell>
          <table:table-cell table:formula="of:=COM.MICROSOFT.CONCAT([.B87];&quot;.&quot;;[.C87])" office:value-type="string" office:string-value="Allison.Holder" calcext:value-type="string">
            <text:p>Allison.Holder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67711" calcext:value-type="float">
            <text:p>10006677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2577 Toxteth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ver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6 7UN</text:p>
          </table:table-cell>
          <table:table-cell office:value-type="string" calcext:value-type="string">
            <text:p>01527 579687</text:p>
          </table:table-cell>
          <table:table-cell table:formula="of:=COM.MICROSOFT.CONCAT([.B88];&quot;.&quot;;[.C88])" office:value-type="string" office:string-value="Steven.Holmes" calcext:value-type="string">
            <text:p>Steven.Holmes</text:p>
          </table:table-cell>
          <table:table-cell table:style-name="ce2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79669" calcext:value-type="float">
            <text:p>1000479669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761 Cockerell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way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11 0HE</text:p>
          </table:table-cell>
          <table:table-cell office:value-type="string" calcext:value-type="string">
            <text:p>01927 790069</text:p>
          </table:table-cell>
          <table:table-cell table:formula="of:=COM.MICROSOFT.CONCAT([.B89];&quot;.&quot;;[.C89])" office:value-type="string" office:string-value="Joy.Hopkins" calcext:value-type="string">
            <text:p>Joy.Hopkins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56714" calcext:value-type="float">
            <text:p>1000756714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Horner</text:p>
          </table:table-cell>
          <table:table-cell office:value-type="string" calcext:value-type="string">
            <text:p>9 Cypres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shington East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8 9AQ</text:p>
          </table:table-cell>
          <table:table-cell office:value-type="string" calcext:value-type="string">
            <text:p>01753 784273</text:p>
          </table:table-cell>
          <table:table-cell table:formula="of:=COM.MICROSOFT.CONCAT([.B90];&quot;.&quot;;[.C90])" office:value-type="string" office:string-value="Derek.Horner" calcext:value-type="string">
            <text:p>Derek.Horner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55128" calcext:value-type="float">
            <text:p>1000255128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6 Romill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kergat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6 4YH</text:p>
          </table:table-cell>
          <table:table-cell office:value-type="string" calcext:value-type="string">
            <text:p>01312 233253</text:p>
          </table:table-cell>
          <table:table-cell table:formula="of:=COM.MICROSOFT.CONCAT([.B91];&quot;.&quot;;[.C91])" office:value-type="string" office:string-value="Johanna.Hugo" calcext:value-type="string">
            <text:p>Johanna.Hugo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81347" calcext:value-type="float">
            <text:p>100058134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51 St Anne St #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tfield Mortimer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3RA</text:p>
          </table:table-cell>
          <table:table-cell office:value-type="string" calcext:value-type="string">
            <text:p>01241 273991</text:p>
          </table:table-cell>
          <table:table-cell table:formula="of:=COM.MICROSOFT.CONCAT([.B92];&quot;.&quot;;[.C92])" office:value-type="string" office:string-value="Gary.Hutchinson" calcext:value-type="string">
            <text:p>Gary.Hutchinson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49197" calcext:value-type="float">
            <text:p>1000649197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823 Idri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lston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16 5LG</text:p>
          </table:table-cell>
          <table:table-cell office:value-type="string" calcext:value-type="string">
            <text:p>01898 134749</text:p>
          </table:table-cell>
          <table:table-cell table:formula="of:=COM.MICROSOFT.CONCAT([.B93];&quot;.&quot;;[.C93])" office:value-type="string" office:string-value="Christopher.Jarvis" calcext:value-type="string">
            <text:p>Christopher.Jarvis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36481" calcext:value-type="float">
            <text:p>1000536481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8764 Nickleby St #8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ovan Ward</text:p>
          </table:table-cell>
          <table:table-cell office:value-type="string" calcext:value-type="string">
            <text:p>Glasgow City</text:p>
          </table:table-cell>
          <table:table-cell office:value-type="string" calcext:value-type="string">
            <text:p>G51 1BQ</text:p>
          </table:table-cell>
          <table:table-cell office:value-type="string" calcext:value-type="string">
            <text:p>01478 110943</text:p>
          </table:table-cell>
          <table:table-cell table:formula="of:=COM.MICROSOFT.CONCAT([.B94];&quot;.&quot;;[.C94])" office:value-type="string" office:string-value="Penelope.Jones" calcext:value-type="string">
            <text:p>Penelope.Jones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435846" calcext:value-type="float">
            <text:p>10004358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5344 Bengel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wal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4 5DR</text:p>
          </table:table-cell>
          <table:table-cell office:value-type="string" calcext:value-type="string">
            <text:p>01402 733903</text:p>
          </table:table-cell>
          <table:table-cell table:formula="of:=COM.MICROSOFT.CONCAT([.B95];&quot;.&quot;;[.C95])" office:value-type="string" office:string-value="Maria.Kearney" calcext:value-type="string">
            <text:p>Maria.Kearney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13660" calcext:value-type="float">
            <text:p>100021366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8880 Great Howard St #77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29 7WD</text:p>
          </table:table-cell>
          <table:table-cell office:value-type="string" calcext:value-type="string">
            <text:p>01358 446391</text:p>
          </table:table-cell>
          <table:table-cell table:formula="of:=COM.MICROSOFT.CONCAT([.B96];&quot;.&quot;;[.C96])" office:value-type="string" office:string-value="Mary.Kelly" calcext:value-type="string">
            <text:p>Mary.Kelly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834960" calcext:value-type="float">
            <text:p>1000834960</text:p>
          </table:table-cell>
          <table:table-cell office:value-type="string" calcext:value-type="string">
            <text:p>Kaleem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9 Oakleig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cing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5 9BN</text:p>
          </table:table-cell>
          <table:table-cell office:value-type="string" calcext:value-type="string">
            <text:p>01448 211489</text:p>
          </table:table-cell>
          <table:table-cell table:formula="of:=COM.MICROSOFT.CONCAT([.B97];&quot;.&quot;;[.C97])" office:value-type="string" office:string-value="Kaleem.Khan" calcext:value-type="string">
            <text:p>Kaleem.Khan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95228" calcext:value-type="float">
            <text:p>1000695228</text:p>
          </table:table-cell>
          <table:table-cell office:value-type="string" calcext:value-type="string">
            <text:p>Shakiel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83 Denbigh St Boot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luvia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3 7AZ</text:p>
          </table:table-cell>
          <table:table-cell office:value-type="string" calcext:value-type="string">
            <text:p>01462 474800</text:p>
          </table:table-cell>
          <table:table-cell table:formula="of:=COM.MICROSOFT.CONCAT([.B98];&quot;.&quot;;[.C98])" office:value-type="string" office:string-value="Shakiel.Khan" calcext:value-type="string">
            <text:p>Shakiel.Khan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13473" calcext:value-type="float">
            <text:p>1000413473</text:p>
          </table:table-cell>
          <table:table-cell office:value-type="string" calcext:value-type="string">
            <text:p>Zaibunisa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30 Augh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4 2RR</text:p>
          </table:table-cell>
          <table:table-cell office:value-type="string" calcext:value-type="string">
            <text:p>01240 600327</text:p>
          </table:table-cell>
          <table:table-cell table:formula="of:=COM.MICROSOFT.CONCAT([.B99];&quot;.&quot;;[.C99])" office:value-type="string" office:string-value="Zaibunisa.Khan" calcext:value-type="string">
            <text:p>Zaibunisa.Khan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40152" calcext:value-type="float">
            <text:p>1000240152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260 Sax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okland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3 4BP</text:p>
          </table:table-cell>
          <table:table-cell office:value-type="string" calcext:value-type="string">
            <text:p>01537 525550</text:p>
          </table:table-cell>
          <table:table-cell table:formula="of:=COM.MICROSOFT.CONCAT([.B100];&quot;.&quot;;[.C100])" office:value-type="string" office:string-value="Susan.Kitchen" calcext:value-type="string">
            <text:p>Susan.Kitchen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74778" calcext:value-type="float">
            <text:p>10006747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3 Pyram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WA10 3BW</text:p>
          </table:table-cell>
          <table:table-cell office:value-type="string" calcext:value-type="string">
            <text:p>01546 942059</text:p>
          </table:table-cell>
          <table:table-cell table:formula="of:=COM.MICROSOFT.CONCAT([.B101];&quot;.&quot;;[.C101])" office:value-type="string" office:string-value="Kate.Knowles" calcext:value-type="string">
            <text:p>Kate.Knowles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54108" calcext:value-type="float">
            <text:p>100055410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37 Langham St #9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eorges Hill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KT13 0AZ</text:p>
          </table:table-cell>
          <table:table-cell office:value-type="string" calcext:value-type="string">
            <text:p>01704 508066</text:p>
          </table:table-cell>
          <table:table-cell table:formula="of:=COM.MICROSOFT.CONCAT([.B102];&quot;.&quot;;[.C102])" office:value-type="string" office:string-value="Gary.Lever" calcext:value-type="string">
            <text:p>Gary.Lever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70594" calcext:value-type="float">
            <text:p>100067059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94 Villar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uncell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X23 9LG</text:p>
          </table:table-cell>
          <table:table-cell office:value-type="string" calcext:value-type="string">
            <text:p>01560 328739</text:p>
          </table:table-cell>
          <table:table-cell table:formula="of:=COM.MICROSOFT.CONCAT([.B103];&quot;.&quot;;[.C103])" office:value-type="string" office:string-value="David.Lewis" calcext:value-type="string">
            <text:p>David.Lewis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654871" calcext:value-type="float">
            <text:p>1000654871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73 Haw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frew South &amp; Gallowhill War</text:p>
          </table:table-cell>
          <table:table-cell office:value-type="string" calcext:value-type="string">
            <text:p>Dunbartonshire</text:p>
          </table:table-cell>
          <table:table-cell office:value-type="string" calcext:value-type="string">
            <text:p>G52 4YG</text:p>
          </table:table-cell>
          <table:table-cell office:value-type="string" calcext:value-type="string">
            <text:p>01860 191930</text:p>
          </table:table-cell>
          <table:table-cell table:formula="of:=COM.MICROSOFT.CONCAT([.B104];&quot;.&quot;;[.C104])" office:value-type="string" office:string-value="Gaye.Lord" calcext:value-type="string">
            <text:p>Gaye.Lord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12260" calcext:value-type="float">
            <text:p>100041226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Lovett</text:p>
          </table:table-cell>
          <table:table-cell office:value-type="string" calcext:value-type="string">
            <text:p>123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Bridg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PY</text:p>
          </table:table-cell>
          <table:table-cell office:value-type="string" calcext:value-type="string">
            <text:p>01457 837447</text:p>
          </table:table-cell>
          <table:table-cell table:formula="of:=COM.MICROSOFT.CONCAT([.B105];&quot;.&quot;;[.C105])" office:value-type="string" office:string-value="Brett.Lovett" calcext:value-type="string">
            <text:p>Brett.Lovett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949786" calcext:value-type="float">
            <text:p>1000949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484 Barr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ney Row War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4 7RG</text:p>
          </table:table-cell>
          <table:table-cell office:value-type="string" calcext:value-type="string">
            <text:p>01931 620849</text:p>
          </table:table-cell>
          <table:table-cell table:formula="of:=COM.MICROSOFT.CONCAT([.B106];&quot;.&quot;;[.C106])" office:value-type="string" office:string-value="John.Lynch" calcext:value-type="string">
            <text:p>John.Lynch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418796" calcext:value-type="float">
            <text:p>100041879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7033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ntre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0 5NQ</text:p>
          </table:table-cell>
          <table:table-cell office:value-type="string" calcext:value-type="string">
            <text:p>01337 695353</text:p>
          </table:table-cell>
          <table:table-cell table:formula="of:=COM.MICROSOFT.CONCAT([.B107];&quot;.&quot;;[.C107])" office:value-type="string" office:string-value="Peter.Malone" calcext:value-type="string">
            <text:p>Peter.Malone</text:p>
          </table:table-cell>
          <table:table-cell table:style-name="ce2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17121" calcext:value-type="float">
            <text:p>100011712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33 Vip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hall Farm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P2 7JP</text:p>
          </table:table-cell>
          <table:table-cell office:value-type="string" calcext:value-type="string">
            <text:p>01413 348876</text:p>
          </table:table-cell>
          <table:table-cell table:formula="of:=COM.MICROSOFT.CONCAT([.B108];&quot;.&quot;;[.C108])" office:value-type="string" office:string-value="Trevor.Mansfield" calcext:value-type="string">
            <text:p>Trevor.Mansfield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30757" calcext:value-type="float">
            <text:p>1000730757</text:p>
          </table:table-cell>
          <table:table-cell office:value-type="string" calcext:value-type="string">
            <text:p>Annabel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85 Her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nhop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3 2TZ</text:p>
          </table:table-cell>
          <table:table-cell office:value-type="string" calcext:value-type="string">
            <text:p>01632 887825</text:p>
          </table:table-cell>
          <table:table-cell table:formula="of:=COM.MICROSOFT.CONCAT([.B109];&quot;.&quot;;[.C109])" office:value-type="string" office:string-value="Annabel.Marsh" calcext:value-type="string">
            <text:p>Annabel.Marsh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77086" calcext:value-type="float">
            <text:p>1000377086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77 Reading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Taw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2TR</text:p>
          </table:table-cell>
          <table:table-cell office:value-type="string" calcext:value-type="string">
            <text:p>01235 173362</text:p>
          </table:table-cell>
          <table:table-cell table:formula="of:=COM.MICROSOFT.CONCAT([.B110];&quot;.&quot;;[.C110])" office:value-type="string" office:string-value="Catherine.Marshall" calcext:value-type="string">
            <text:p>Catherine.Marshall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05685" calcext:value-type="float">
            <text:p>1000705685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274 Altcar A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7NU</text:p>
          </table:table-cell>
          <table:table-cell office:value-type="string" calcext:value-type="string">
            <text:p>01555 550015</text:p>
          </table:table-cell>
          <table:table-cell table:formula="of:=COM.MICROSOFT.CONCAT([.B111];&quot;.&quot;;[.C111])" office:value-type="string" office:string-value="Emma.Matthews" calcext:value-type="string">
            <text:p>Emma.Matthews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275999" calcext:value-type="float">
            <text:p>1000275999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ayers</text:p>
          </table:table-cell>
          <table:table-cell office:value-type="string" calcext:value-type="string">
            <text:p>38 Avondale Rd #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mersdon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3 5SJ</text:p>
          </table:table-cell>
          <table:table-cell office:value-type="string" calcext:value-type="string">
            <text:p>01756 678490</text:p>
          </table:table-cell>
          <table:table-cell table:formula="of:=COM.MICROSOFT.CONCAT([.B112];&quot;.&quot;;[.C112])" office:value-type="string" office:string-value="Joyce.Mayers" calcext:value-type="string">
            <text:p>Joyce.Mayers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32103" calcext:value-type="float">
            <text:p>1000532103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4679 Curz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5 0SJ</text:p>
          </table:table-cell>
          <table:table-cell office:value-type="string" calcext:value-type="string">
            <text:p>01354 864473</text:p>
          </table:table-cell>
          <table:table-cell table:formula="of:=COM.MICROSOFT.CONCAT([.B113];&quot;.&quot;;[.C113])" office:value-type="string" office:string-value="Joyce.McCormick" calcext:value-type="string">
            <text:p>Joyce.McCormick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03544" calcext:value-type="float">
            <text:p>100050354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13 Nels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wood War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4 1HT</text:p>
          </table:table-cell>
          <table:table-cell office:value-type="string" calcext:value-type="string">
            <text:p>01676 780022</text:p>
          </table:table-cell>
          <table:table-cell table:formula="of:=COM.MICROSOFT.CONCAT([.B114];&quot;.&quot;;[.C114])" office:value-type="string" office:string-value="James.McDonald" calcext:value-type="string">
            <text:p>James.McDonald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762690" calcext:value-type="float">
            <text:p>1000762690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2546 Hun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Buchan Ward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53 6YD</text:p>
          </table:table-cell>
          <table:table-cell office:value-type="string" calcext:value-type="string">
            <text:p>01712 978062</text:p>
          </table:table-cell>
          <table:table-cell table:formula="of:=COM.MICROSOFT.CONCAT([.B115];&quot;.&quot;;[.C115])" office:value-type="string" office:string-value="Jenny.McDowell" calcext:value-type="string">
            <text:p>Jenny.McDowell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63039" calcext:value-type="float">
            <text:p>1000263039</text:p>
          </table:table-cell>
          <table:table-cell office:value-type="string" calcext:value-type="string">
            <text:p>Conor</text:p>
          </table:table-cell>
          <table:table-cell office:value-type="string" calcext:value-type="string">
            <text:p>McGinn</text:p>
          </table:table-cell>
          <table:table-cell office:value-type="string" calcext:value-type="string">
            <text:p>77 Mason St #6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mallbridge and Firgrov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6 3AW</text:p>
          </table:table-cell>
          <table:table-cell office:value-type="string" calcext:value-type="string">
            <text:p>01224 605237</text:p>
          </table:table-cell>
          <table:table-cell table:formula="of:=COM.MICROSOFT.CONCAT([.B116];&quot;.&quot;;[.C116])" office:value-type="string" office:string-value="Conor.McGinn" calcext:value-type="string">
            <text:p>Conor.McGinn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14736" calcext:value-type="float">
            <text:p>100011473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94 Wake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venha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CO10 9PU</text:p>
          </table:table-cell>
          <table:table-cell office:value-type="string" calcext:value-type="string">
            <text:p>01378 234592</text:p>
          </table:table-cell>
          <table:table-cell table:formula="of:=COM.MICROSOFT.CONCAT([.B117];&quot;.&quot;;[.C117])" office:value-type="string" office:string-value="Paul.McGuire" calcext:value-type="string">
            <text:p>Paul.McGuire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725239" calcext:value-type="float">
            <text:p>1000725239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529 Stalmine Rd #36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ffron Walde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B11 4DJ</text:p>
          </table:table-cell>
          <table:table-cell office:value-type="string" calcext:value-type="string">
            <text:p>01807 346103</text:p>
          </table:table-cell>
          <table:table-cell table:formula="of:=COM.MICROSOFT.CONCAT([.B118];&quot;.&quot;;[.C118])" office:value-type="string" office:string-value="Gail.McIntyre" calcext:value-type="string">
            <text:p>Gail.McIntyre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52206" calcext:value-type="float">
            <text:p>1000552206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cKendrick</text:p>
          </table:table-cell>
          <table:table-cell office:value-type="string" calcext:value-type="string">
            <text:p>52 Morningside Rd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lybebyll Community</text:p>
          </table:table-cell>
          <table:table-cell office:value-type="string" calcext:value-type="string">
            <text:p>Neath Port Talbot</text:p>
          </table:table-cell>
          <table:table-cell office:value-type="string" calcext:value-type="string">
            <text:p>SA8 3HE</text:p>
          </table:table-cell>
          <table:table-cell office:value-type="string" calcext:value-type="string">
            <text:p>01295 678319</text:p>
          </table:table-cell>
          <table:table-cell table:formula="of:=COM.MICROSOFT.CONCAT([.B119];&quot;.&quot;;[.C119])" office:value-type="string" office:string-value="Emma.McKendrick" calcext:value-type="string">
            <text:p>Emma.McKendrick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07164" calcext:value-type="float">
            <text:p>1000807164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94 En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rch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7 9BG</text:p>
          </table:table-cell>
          <table:table-cell office:value-type="string" calcext:value-type="string">
            <text:p>01333 642646</text:p>
          </table:table-cell>
          <table:table-cell table:formula="of:=COM.MICROSOFT.CONCAT([.B120];&quot;.&quot;;[.C120])" office:value-type="string" office:string-value="Rodger.McMillan" calcext:value-type="string">
            <text:p>Rodger.McMillan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740417" calcext:value-type="float">
            <text:p>10007404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661 Great Crossh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th Ward</text:p>
          </table:table-cell>
          <table:table-cell office:value-type="string" calcext:value-type="string">
            <text:p>City of Edinburgh</text:p>
          </table:table-cell>
          <table:table-cell office:value-type="string" calcext:value-type="string">
            <text:p>EH5 2LR</text:p>
          </table:table-cell>
          <table:table-cell office:value-type="string" calcext:value-type="string">
            <text:p>01936 611490</text:p>
          </table:table-cell>
          <table:table-cell table:formula="of:=COM.MICROSOFT.CONCAT([.B121];&quot;.&quot;;[.C121])" office:value-type="string" office:string-value="Laura.Meier" calcext:value-type="string">
            <text:p>Laura.Meier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07077" calcext:value-type="float">
            <text:p>100070707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elling</text:p>
          </table:table-cell>
          <table:table-cell office:value-type="string" calcext:value-type="string">
            <text:p>227 Albert Terr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veder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DA17 6EF</text:p>
          </table:table-cell>
          <table:table-cell office:value-type="string" calcext:value-type="string">
            <text:p>01536 639256</text:p>
          </table:table-cell>
          <table:table-cell table:formula="of:=COM.MICROSOFT.CONCAT([.B122];&quot;.&quot;;[.C122])" office:value-type="string" office:string-value="Andrew.Melling" calcext:value-type="string">
            <text:p>Andrew.Melling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99933" calcext:value-type="float">
            <text:p>1000899933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64 Back Nile St #6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ton Centr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3 6QJ</text:p>
          </table:table-cell>
          <table:table-cell office:value-type="string" calcext:value-type="string">
            <text:p>01728 100333</text:p>
          </table:table-cell>
          <table:table-cell table:formula="of:=COM.MICROSOFT.CONCAT([.B123];&quot;.&quot;;[.C123])" office:value-type="string" office:string-value="Phillip.Miller" calcext:value-type="string">
            <text:p>Phillip.Miller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39312" calcext:value-type="float">
            <text:p>1000739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42 Eastwo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ton Ward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PE4 6HB</text:p>
          </table:table-cell>
          <table:table-cell office:value-type="string" calcext:value-type="string">
            <text:p>01996 854517</text:p>
          </table:table-cell>
          <table:table-cell table:formula="of:=COM.MICROSOFT.CONCAT([.B124];&quot;.&quot;;[.C124])" office:value-type="string" office:string-value="John.Millington" calcext:value-type="string">
            <text:p>John.Millington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08773" calcext:value-type="float">
            <text:p>1000108773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2877 Grai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versham Ward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4 5DE</text:p>
          </table:table-cell>
          <table:table-cell office:value-type="string" calcext:value-type="string">
            <text:p>01773 139510</text:p>
          </table:table-cell>
          <table:table-cell table:formula="of:=COM.MICROSOFT.CONCAT([.B125];&quot;.&quot;;[.C125])" office:value-type="string" office:string-value="Nicholas.Mills" calcext:value-type="string">
            <text:p>Nicholas.Mills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27307" calcext:value-type="float">
            <text:p>1000427307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13 Stockdale St #7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ingdon on Thames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14 5QH</text:p>
          </table:table-cell>
          <table:table-cell office:value-type="string" calcext:value-type="string">
            <text:p>01763 475078</text:p>
          </table:table-cell>
          <table:table-cell table:formula="of:=COM.MICROSOFT.CONCAT([.B126];&quot;.&quot;;[.C126])" office:value-type="string" office:string-value="Samantha.Milne" calcext:value-type="string">
            <text:p>Samantha.Milne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25208" calcext:value-type="float">
            <text:p>1000725208</text:p>
          </table:table-cell>
          <table:table-cell office:value-type="string" calcext:value-type="string">
            <text:p>Ishtiaq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9 Cropp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gat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RH10 1YJ</text:p>
          </table:table-cell>
          <table:table-cell office:value-type="string" calcext:value-type="string">
            <text:p>01582 839217</text:p>
          </table:table-cell>
          <table:table-cell table:formula="of:=COM.MICROSOFT.CONCAT([.B127];&quot;.&quot;;[.C127])" office:value-type="string" office:string-value="Ishtiaq.Mohammad" calcext:value-type="string">
            <text:p>Ishtiaq.Mohammad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18326" calcext:value-type="float">
            <text:p>10001183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3 Gask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nemouth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0 2NB</text:p>
          </table:table-cell>
          <table:table-cell office:value-type="string" calcext:value-type="string">
            <text:p>01210 926114</text:p>
          </table:table-cell>
          <table:table-cell table:formula="of:=COM.MICROSOFT.CONCAT([.B128];&quot;.&quot;;[.C128])" office:value-type="string" office:string-value="Lucy.Morris" calcext:value-type="string">
            <text:p>Lucy.Morris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36362" calcext:value-type="float">
            <text:p>100073636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5221 Roys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21 6GA</text:p>
          </table:table-cell>
          <table:table-cell office:value-type="string" calcext:value-type="string">
            <text:p>01912 146880</text:p>
          </table:table-cell>
          <table:table-cell table:formula="of:=COM.MICROSOFT.CONCAT([.B129];&quot;.&quot;;[.C129])" office:value-type="string" office:string-value="Jeremy.Moss" calcext:value-type="string">
            <text:p>Jeremy.Moss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43355" calcext:value-type="float">
            <text:p>100024335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ulton</text:p>
          </table:table-cell>
          <table:table-cell office:value-type="string" calcext:value-type="string">
            <text:p>83 St Johns Lane #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lithgow Ward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49 7LS</text:p>
          </table:table-cell>
          <table:table-cell office:value-type="string" calcext:value-type="string">
            <text:p>01515 360513</text:p>
          </table:table-cell>
          <table:table-cell table:formula="of:=COM.MICROSOFT.CONCAT([.B130];&quot;.&quot;;[.C130])" office:value-type="string" office:string-value="David.Moulton" calcext:value-type="string">
            <text:p>David.Moulton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73203" calcext:value-type="float">
            <text:p>1000673203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603 Pall Ma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y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FY3 8ND</text:p>
          </table:table-cell>
          <table:table-cell office:value-type="string" calcext:value-type="string">
            <text:p>01694 424205</text:p>
          </table:table-cell>
          <table:table-cell table:formula="of:=COM.MICROSOFT.CONCAT([.B131];&quot;.&quot;;[.C131])" office:value-type="string" office:string-value="Anthony.Murphy" calcext:value-type="string">
            <text:p>Anthony.Murphy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52986" calcext:value-type="float">
            <text:p>1000852986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76 Dawber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ckheath Westcomb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3 7JY</text:p>
          </table:table-cell>
          <table:table-cell office:value-type="string" calcext:value-type="string">
            <text:p>01939 738818</text:p>
          </table:table-cell>
          <table:table-cell table:formula="of:=COM.MICROSOFT.CONCAT([.B132];&quot;.&quot;;[.C132])" office:value-type="string" office:string-value="Carole.Murphy" calcext:value-type="string">
            <text:p>Carole.Murphy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36050" calcext:value-type="float">
            <text:p>1000236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3380 Alexan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lsham and Centra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1 9QQ</text:p>
          </table:table-cell>
          <table:table-cell office:value-type="string" calcext:value-type="string">
            <text:p>01710 435506</text:p>
          </table:table-cell>
          <table:table-cell table:formula="of:=COM.MICROSOFT.CONCAT([.B133];&quot;.&quot;;[.C133])" office:value-type="string" office:string-value="Roger.Newman" calcext:value-type="string">
            <text:p>Roger.Newman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482289" calcext:value-type="float">
            <text:p>1000482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216 Lissant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at Dunmow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6 1DQ</text:p>
          </table:table-cell>
          <table:table-cell office:value-type="string" calcext:value-type="string">
            <text:p>01712 248851</text:p>
          </table:table-cell>
          <table:table-cell table:formula="of:=COM.MICROSOFT.CONCAT([.B134];&quot;.&quot;;[.C134])" office:value-type="string" office:string-value="John.Nicol" calcext:value-type="string">
            <text:p>John.Nicol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46345" calcext:value-type="float">
            <text:p>1000346345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92 Phythian St #6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wee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5RR</text:p>
          </table:table-cell>
          <table:table-cell office:value-type="string" calcext:value-type="string">
            <text:p>01245 353227</text:p>
          </table:table-cell>
          <table:table-cell table:formula="of:=COM.MICROSOFT.CONCAT([.B135];&quot;.&quot;;[.C135])" office:value-type="string" office:string-value="Sharon.Nolan" calcext:value-type="string">
            <text:p>Sharon.Nolan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865106" calcext:value-type="float">
            <text:p>10008651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792 Queens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etfor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2 8LR</text:p>
          </table:table-cell>
          <table:table-cell office:value-type="string" calcext:value-type="string">
            <text:p>01526 145485</text:p>
          </table:table-cell>
          <table:table-cell table:formula="of:=COM.MICROSOFT.CONCAT([.B136];&quot;.&quot;;[.C136])" office:value-type="string" office:string-value="Michael.O'Sullivan" calcext:value-type="string">
            <text:p>Michael.O'Sullivan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632580" calcext:value-type="float">
            <text:p>1000632580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5196 Yor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sett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7 8NS</text:p>
          </table:table-cell>
          <table:table-cell office:value-type="string" calcext:value-type="string">
            <text:p>01416 913482</text:p>
          </table:table-cell>
          <table:table-cell table:formula="of:=COM.MICROSOFT.CONCAT([.B137];&quot;.&quot;;[.C137])" office:value-type="string" office:string-value="Rita.Okoye" calcext:value-type="string">
            <text:p>Rita.Okoye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94357" calcext:value-type="float">
            <text:p>100019435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rford</text:p>
          </table:table-cell>
          <table:table-cell office:value-type="string" calcext:value-type="string">
            <text:p>428 Kears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tto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5 7UA</text:p>
          </table:table-cell>
          <table:table-cell office:value-type="string" calcext:value-type="string">
            <text:p>01819 701096</text:p>
          </table:table-cell>
          <table:table-cell table:formula="of:=COM.MICROSOFT.CONCAT([.B138];&quot;.&quot;;[.C138])" office:value-type="string" office:string-value="Thomas.Orford" calcext:value-type="string">
            <text:p>Thomas.Orford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75681" calcext:value-type="float">
            <text:p>1000275681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8 Chestnu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rowfo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9 6EW</text:p>
          </table:table-cell>
          <table:table-cell office:value-type="string" calcext:value-type="string">
            <text:p>01918 999052</text:p>
          </table:table-cell>
          <table:table-cell table:formula="of:=COM.MICROSOFT.CONCAT([.B139];&quot;.&quot;;[.C139])" office:value-type="string" office:string-value="Helen.Orr" calcext:value-type="string">
            <text:p>Helen.Orr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23109" calcext:value-type="float">
            <text:p>10005231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998 Roe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2BX</text:p>
          </table:table-cell>
          <table:table-cell office:value-type="string" calcext:value-type="string">
            <text:p>01954 363885</text:p>
          </table:table-cell>
          <table:table-cell table:formula="of:=COM.MICROSOFT.CONCAT([.B140];&quot;.&quot;;[.C140])" office:value-type="string" office:string-value="Mark.Owen" calcext:value-type="string">
            <text:p>Mark.Owen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63881" calcext:value-type="float">
            <text:p>100056388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Panter</text:p>
          </table:table-cell>
          <table:table-cell office:value-type="string" calcext:value-type="string">
            <text:p>3 Copenhag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orge St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5 3UZ</text:p>
          </table:table-cell>
          <table:table-cell office:value-type="string" calcext:value-type="string">
            <text:p>01857 518738</text:p>
          </table:table-cell>
          <table:table-cell table:formula="of:=COM.MICROSOFT.CONCAT([.B141];&quot;.&quot;;[.C141])" office:value-type="string" office:string-value="Ian.Panter" calcext:value-type="string">
            <text:p>Ian.Panter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981462" calcext:value-type="float">
            <text:p>1000981462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293 Vivi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Jesmond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2 1EY</text:p>
          </table:table-cell>
          <table:table-cell office:value-type="string" calcext:value-type="string">
            <text:p>01555 702650</text:p>
          </table:table-cell>
          <table:table-cell table:formula="of:=COM.MICROSOFT.CONCAT([.B142];&quot;.&quot;;[.C142])" office:value-type="string" office:string-value="Alison.Parker" calcext:value-type="string">
            <text:p>Alison.Parker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748583" calcext:value-type="float">
            <text:p>1000748583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Parrack</text:p>
          </table:table-cell>
          <table:table-cell office:value-type="string" calcext:value-type="string">
            <text:p>8 Barlow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18 7TH</text:p>
          </table:table-cell>
          <table:table-cell office:value-type="string" calcext:value-type="string">
            <text:p>01731 825958</text:p>
          </table:table-cell>
          <table:table-cell table:formula="of:=COM.MICROSOFT.CONCAT([.B143];&quot;.&quot;;[.C143])" office:value-type="string" office:string-value="Linda.Parrack" calcext:value-type="string">
            <text:p>Linda.Parrack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834386" calcext:value-type="float">
            <text:p>1000834386</text:p>
          </table:table-cell>
          <table:table-cell office:value-type="string" calcext:value-type="string">
            <text:p>Poonam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5 Shakspeare St #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Johns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B61 8HD</text:p>
          </table:table-cell>
          <table:table-cell office:value-type="string" calcext:value-type="string">
            <text:p>01225 180983</text:p>
          </table:table-cell>
          <table:table-cell table:formula="of:=COM.MICROSOFT.CONCAT([.B144];&quot;.&quot;;[.C144])" office:value-type="string" office:string-value="Poonam.Patel" calcext:value-type="string">
            <text:p>Poonam.Patel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440092" calcext:value-type="float">
            <text:p>100044009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7 Carolin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dmi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1 1QF</text:p>
          </table:table-cell>
          <table:table-cell office:value-type="string" calcext:value-type="string">
            <text:p>01345 878334</text:p>
          </table:table-cell>
          <table:table-cell table:formula="of:=COM.MICROSOFT.CONCAT([.B145];&quot;.&quot;;[.C145])" office:value-type="string" office:string-value="Michael.Pearce" calcext:value-type="string">
            <text:p>Michael.Pearce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797646" calcext:value-type="float">
            <text:p>1000797646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Phipps</text:p>
          </table:table-cell>
          <table:table-cell office:value-type="string" calcext:value-type="string">
            <text:p>52 Trowbrid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nightsbridge and Belgravia Wa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X 9HB</text:p>
          </table:table-cell>
          <table:table-cell office:value-type="string" calcext:value-type="string">
            <text:p>01257 461104</text:p>
          </table:table-cell>
          <table:table-cell table:formula="of:=COM.MICROSOFT.CONCAT([.B146];&quot;.&quot;;[.C146])" office:value-type="string" office:string-value="Derek.Phipps" calcext:value-type="string">
            <text:p>Derek.Phipps</text:p>
          </table:table-cell>
          <table:table-cell table:style-name="ce2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277369" calcext:value-type="float">
            <text:p>100027736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25 Villa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gin City South Ward</text:p>
          </table:table-cell>
          <table:table-cell office:value-type="string" calcext:value-type="string">
            <text:p>Moray</text:p>
          </table:table-cell>
          <table:table-cell office:value-type="string" calcext:value-type="string">
            <text:p>IV30 1SB</text:p>
          </table:table-cell>
          <table:table-cell office:value-type="string" calcext:value-type="string">
            <text:p>01500 649863</text:p>
          </table:table-cell>
          <table:table-cell table:formula="of:=COM.MICROSOFT.CONCAT([.B147];&quot;.&quot;;[.C147])" office:value-type="string" office:string-value="Elizabeth.Pickles" calcext:value-type="string">
            <text:p>Elizabeth.Pickles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994186" calcext:value-type="float">
            <text:p>100099418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4 Peach St #51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stea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14 7EF</text:p>
          </table:table-cell>
          <table:table-cell office:value-type="string" calcext:value-type="string">
            <text:p>01375 820236</text:p>
          </table:table-cell>
          <table:table-cell table:formula="of:=COM.MICROSOFT.CONCAT([.B148];&quot;.&quot;;[.C148])" office:value-type="string" office:string-value="Paul.Pike" calcext:value-type="string">
            <text:p>Paul.Pike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783601" calcext:value-type="float">
            <text:p>100078360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3614 Old Hall St #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wley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5 2PT</text:p>
          </table:table-cell>
          <table:table-cell office:value-type="string" calcext:value-type="string">
            <text:p>01408 965643</text:p>
          </table:table-cell>
          <table:table-cell table:formula="of:=COM.MICROSOFT.CONCAT([.B149];&quot;.&quot;;[.C149])" office:value-type="string" office:string-value="Patricia.Piper" calcext:value-type="string">
            <text:p>Patricia.Piper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761695" calcext:value-type="float">
            <text:p>1000761695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Ramsbottom</text:p>
          </table:table-cell>
          <table:table-cell office:value-type="string" calcext:value-type="string">
            <text:p>3768 Hey Gre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rt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10 0TH</text:p>
          </table:table-cell>
          <table:table-cell office:value-type="string" calcext:value-type="string">
            <text:p>01746 505364</text:p>
          </table:table-cell>
          <table:table-cell table:formula="of:=COM.MICROSOFT.CONCAT([.B150];&quot;.&quot;;[.C150])" office:value-type="string" office:string-value="Philip.Ramsbottom" calcext:value-type="string">
            <text:p>Philip.Ramsbottom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138494" calcext:value-type="float">
            <text:p>1000138494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97 Newlan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nsington and Fairfield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9DU</text:p>
          </table:table-cell>
          <table:table-cell office:value-type="string" calcext:value-type="string">
            <text:p>01544 247601</text:p>
          </table:table-cell>
          <table:table-cell table:formula="of:=COM.MICROSOFT.CONCAT([.B151];&quot;.&quot;;[.C151])" office:value-type="string" office:string-value="Anne.Redmond" calcext:value-type="string">
            <text:p>Anne.Redmond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655284" calcext:value-type="float">
            <text:p>1000655284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6226 Maitla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Bromwich Central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6DR</text:p>
          </table:table-cell>
          <table:table-cell office:value-type="string" calcext:value-type="string">
            <text:p>01609 235350</text:p>
          </table:table-cell>
          <table:table-cell table:formula="of:=COM.MICROSOFT.CONCAT([.B152];&quot;.&quot;;[.C152])" office:value-type="string" office:string-value="Jamie.Reynolds" calcext:value-type="string">
            <text:p>Jamie.Reynolds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391893" calcext:value-type="float">
            <text:p>1000391893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891 Crocu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wle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65 8EZ</text:p>
          </table:table-cell>
          <table:table-cell office:value-type="string" calcext:value-type="string">
            <text:p>01951 872658</text:p>
          </table:table-cell>
          <table:table-cell table:formula="of:=COM.MICROSOFT.CONCAT([.B153];&quot;.&quot;;[.C153])" office:value-type="string" office:string-value="Jeremy.Roberts" calcext:value-type="string">
            <text:p>Jeremy.Roberts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656444" calcext:value-type="float">
            <text:p>1000656444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1 Segrav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tton Trinit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5 6HJ</text:p>
          </table:table-cell>
          <table:table-cell office:value-type="string" calcext:value-type="string">
            <text:p>01858 162078</text:p>
          </table:table-cell>
          <table:table-cell table:formula="of:=COM.MICROSOFT.CONCAT([.B154];&quot;.&quot;;[.C154])" office:value-type="string" office:string-value="Garry.Robertson" calcext:value-type="string">
            <text:p>Garry.Robertson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152853" calcext:value-type="float">
            <text:p>1000152853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666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pway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5 8ST</text:p>
          </table:table-cell>
          <table:table-cell office:value-type="string" calcext:value-type="string">
            <text:p>01780 380120</text:p>
          </table:table-cell>
          <table:table-cell table:formula="of:=COM.MICROSOFT.CONCAT([.B155];&quot;.&quot;;[.C155])" office:value-type="string" office:string-value="Alan.Robinson" calcext:value-type="string">
            <text:p>Alan.Robinson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81130" calcext:value-type="float">
            <text:p>100038113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1554 Christoph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r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1BG</text:p>
          </table:table-cell>
          <table:table-cell office:value-type="string" calcext:value-type="string">
            <text:p>01976 784016</text:p>
          </table:table-cell>
          <table:table-cell table:formula="of:=COM.MICROSOFT.CONCAT([.B156];&quot;.&quot;;[.C156])" office:value-type="string" office:string-value="Edward.Rogers" calcext:value-type="string">
            <text:p>Edward.Rogers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82259" calcext:value-type="float">
            <text:p>100038225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ollinson</text:p>
          </table:table-cell>
          <table:table-cell office:value-type="string" calcext:value-type="string">
            <text:p>55 Margare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aton Ward</text:p>
          </table:table-cell>
          <table:table-cell office:value-type="string" calcext:value-type="string">
            <text:p>Yorkshire, West</text:p>
          </table:table-cell>
          <table:table-cell office:value-type="string" calcext:value-type="string">
            <text:p>BD9 4DA</text:p>
          </table:table-cell>
          <table:table-cell office:value-type="string" calcext:value-type="string">
            <text:p>01316 590173</text:p>
          </table:table-cell>
          <table:table-cell table:formula="of:=COM.MICROSOFT.CONCAT([.B157];&quot;.&quot;;[.C157])" office:value-type="string" office:string-value="Emma.Rollinson" calcext:value-type="string">
            <text:p>Emma.Rollinson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14071" calcext:value-type="float">
            <text:p>1000214071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Rudd</text:p>
          </table:table-cell>
          <table:table-cell office:value-type="string" calcext:value-type="string">
            <text:p>8830 Anton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illingham Nor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7 1DZ</text:p>
          </table:table-cell>
          <table:table-cell office:value-type="string" calcext:value-type="string">
            <text:p>01220 653456</text:p>
          </table:table-cell>
          <table:table-cell table:formula="of:=COM.MICROSOFT.CONCAT([.B158];&quot;.&quot;;[.C158])" office:value-type="string" office:string-value="Lynne.Rudd" calcext:value-type="string">
            <text:p>Lynne.Rudd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50070" calcext:value-type="float">
            <text:p>1000350070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82 Sinclai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gor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7 1DW</text:p>
          </table:table-cell>
          <table:table-cell office:value-type="string" calcext:value-type="string">
            <text:p>01455 565046</text:p>
          </table:table-cell>
          <table:table-cell table:formula="of:=COM.MICROSOFT.CONCAT([.B159];&quot;.&quot;;[.C159])" office:value-type="string" office:string-value="Emma.Salcedo" calcext:value-type="string">
            <text:p>Emma.Salcedo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31799" calcext:value-type="float">
            <text:p>1000731799</text:p>
          </table:table-cell>
          <table:table-cell office:value-type="string" calcext:value-type="string">
            <text:p>Javed</text:p>
          </table:table-cell>
          <table:table-cell office:value-type="string" calcext:value-type="string">
            <text:p>Sarwar</text:p>
          </table:table-cell>
          <table:table-cell office:value-type="string" calcext:value-type="string">
            <text:p>7568 Atla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tterwic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PE22 0HY</text:p>
          </table:table-cell>
          <table:table-cell office:value-type="string" calcext:value-type="string">
            <text:p>01255 383731</text:p>
          </table:table-cell>
          <table:table-cell table:formula="of:=COM.MICROSOFT.CONCAT([.B160];&quot;.&quot;;[.C160])" office:value-type="string" office:string-value="Javed.Sarwar" calcext:value-type="string">
            <text:p>Javed.Sarwar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26714" calcext:value-type="float">
            <text:p>1000526714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93 Clyde Rd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pdale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1 6TN</text:p>
          </table:table-cell>
          <table:table-cell office:value-type="string" calcext:value-type="string">
            <text:p>01311 567052</text:p>
          </table:table-cell>
          <table:table-cell table:formula="of:=COM.MICROSOFT.CONCAT([.B161];&quot;.&quot;;[.C161])" office:value-type="string" office:string-value="Dean.Sealey" calcext:value-type="string">
            <text:p>Dean.Sealey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48255" calcext:value-type="float">
            <text:p>100084825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18 Nimr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ney North Ward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14 3SJ</text:p>
          </table:table-cell>
          <table:table-cell office:value-type="string" calcext:value-type="string">
            <text:p>01640 813748</text:p>
          </table:table-cell>
          <table:table-cell table:formula="of:=COM.MICROSOFT.CONCAT([.B162];&quot;.&quot;;[.C162])" office:value-type="string" office:string-value="Brian.Sharp" calcext:value-type="string">
            <text:p>Brian.Sharp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29748" calcext:value-type="float">
            <text:p>1000629748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6 Canno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arcroft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4 3BW</text:p>
          </table:table-cell>
          <table:table-cell office:value-type="string" calcext:value-type="string">
            <text:p>01490 898175</text:p>
          </table:table-cell>
          <table:table-cell table:formula="of:=COM.MICROSOFT.CONCAT([.B163];&quot;.&quot;;[.C163])" office:value-type="string" office:string-value="Maureen.Shepherd" calcext:value-type="string">
            <text:p>Maureen.Shepherd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64938" calcext:value-type="float">
            <text:p>1000764938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2258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nry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0 8RP</text:p>
          </table:table-cell>
          <table:table-cell office:value-type="string" calcext:value-type="string">
            <text:p>01582 161403</text:p>
          </table:table-cell>
          <table:table-cell table:formula="of:=COM.MICROSOFT.CONCAT([.B164];&quot;.&quot;;[.C164])" office:value-type="string" office:string-value="Roberta.Sherwood" calcext:value-type="string">
            <text:p>Roberta.Sherwood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41936" calcext:value-type="float">
            <text:p>100024193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laney</text:p>
          </table:table-cell>
          <table:table-cell office:value-type="string" calcext:value-type="string">
            <text:p>9302 Ismay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nterde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30 6JP</text:p>
          </table:table-cell>
          <table:table-cell office:value-type="string" calcext:value-type="string">
            <text:p>01506 152661</text:p>
          </table:table-cell>
          <table:table-cell table:formula="of:=COM.MICROSOFT.CONCAT([.B165];&quot;.&quot;;[.C165])" office:value-type="string" office:string-value="Martin.Slaney" calcext:value-type="string">
            <text:p>Martin.Slaney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77830" calcext:value-type="float">
            <text:p>100087783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347 Lawrence Rd #4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verstock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5 4EU</text:p>
          </table:table-cell>
          <table:table-cell office:value-type="string" calcext:value-type="string">
            <text:p>01676 354943</text:p>
          </table:table-cell>
          <table:table-cell table:formula="of:=COM.MICROSOFT.CONCAT([.B166];&quot;.&quot;;[.C166])" office:value-type="string" office:string-value="Andrew.Smith" calcext:value-type="string">
            <text:p>Andrew.Smith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93748" calcext:value-type="float">
            <text:p>1000893748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47 Elw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patrick Ward</text:p>
          </table:table-cell>
          <table:table-cell office:value-type="string" calcext:value-type="string">
            <text:p>West Dunbart</text:p>
          </table:table-cell>
          <table:table-cell office:value-type="string" calcext:value-type="string">
            <text:p>G81 6RT</text:p>
          </table:table-cell>
          <table:table-cell office:value-type="string" calcext:value-type="string">
            <text:p>01913 454226</text:p>
          </table:table-cell>
          <table:table-cell table:formula="of:=COM.MICROSOFT.CONCAT([.B167];&quot;.&quot;;[.C167])" office:value-type="string" office:string-value="Andrew.Smith" calcext:value-type="string">
            <text:p>Andrew.Smith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08930" calcext:value-type="float">
            <text:p>1000108930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53 Pic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Mosley Comm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9 7AA</text:p>
          </table:table-cell>
          <table:table-cell office:value-type="string" calcext:value-type="string">
            <text:p>01274 659801</text:p>
          </table:table-cell>
          <table:table-cell table:formula="of:=COM.MICROSOFT.CONCAT([.B168];&quot;.&quot;;[.C168])" office:value-type="string" office:string-value="Christine.Smith" calcext:value-type="string">
            <text:p>Christine.Smith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24351" calcext:value-type="float">
            <text:p>100022435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9986 Cants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Peters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SR6 9SD</text:p>
          </table:table-cell>
          <table:table-cell office:value-type="string" calcext:value-type="string">
            <text:p>01904 227024</text:p>
          </table:table-cell>
          <table:table-cell table:formula="of:=COM.MICROSOFT.CONCAT([.B169];&quot;.&quot;;[.C169])" office:value-type="string" office:string-value="David.Smith" calcext:value-type="string">
            <text:p>David.Smith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16393" calcext:value-type="float">
            <text:p>1000616393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yfarthfa Community</text:p>
          </table:table-cell>
          <table:table-cell office:value-type="string" calcext:value-type="string">
            <text:p>Merthyr Tydfil</text:p>
          </table:table-cell>
          <table:table-cell office:value-type="string" calcext:value-type="string">
            <text:p>CF48 1AR</text:p>
          </table:table-cell>
          <table:table-cell office:value-type="string" calcext:value-type="string">
            <text:p>01431 484822</text:p>
          </table:table-cell>
          <table:table-cell table:formula="of:=COM.MICROSOFT.CONCAT([.B170];&quot;.&quot;;[.C170])" office:value-type="string" office:string-value="Ian.Smith" calcext:value-type="string">
            <text:p>Ian.Smith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70621" calcext:value-type="float">
            <text:p>100067062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nelling</text:p>
          </table:table-cell>
          <table:table-cell office:value-type="string" calcext:value-type="string">
            <text:p>9548 Ogwen St #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uley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3 9GB</text:p>
          </table:table-cell>
          <table:table-cell office:value-type="string" calcext:value-type="string">
            <text:p>01740 739731</text:p>
          </table:table-cell>
          <table:table-cell table:formula="of:=COM.MICROSOFT.CONCAT([.B171];&quot;.&quot;;[.C171])" office:value-type="string" office:string-value="Chris.Snelling" calcext:value-type="string">
            <text:p>Chris.Snelling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24560" calcext:value-type="float">
            <text:p>1000624560</text:p>
          </table:table-cell>
          <table:table-cell office:value-type="string" calcext:value-type="string">
            <text:p>Dijay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57 St Georges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awcrook and Greensid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40 4LJ</text:p>
          </table:table-cell>
          <table:table-cell office:value-type="string" calcext:value-type="string">
            <text:p>01550 206220</text:p>
          </table:table-cell>
          <table:table-cell table:formula="of:=COM.MICROSOFT.CONCAT([.B172];&quot;.&quot;;[.C172])" office:value-type="string" office:string-value="Dijay.Soni" calcext:value-type="string">
            <text:p>Dijay.Soni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30611" calcext:value-type="float">
            <text:p>100073061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outhall</text:p>
          </table:table-cell>
          <table:table-cell office:value-type="string" calcext:value-type="string">
            <text:p>385 Upper Hampton St #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e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5 8LL</text:p>
          </table:table-cell>
          <table:table-cell office:value-type="string" calcext:value-type="string">
            <text:p>01496 781616</text:p>
          </table:table-cell>
          <table:table-cell table:formula="of:=COM.MICROSOFT.CONCAT([.B173];&quot;.&quot;;[.C173])" office:value-type="string" office:string-value="Trevor.Southall" calcext:value-type="string">
            <text:p>Trevor.Southall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77675" calcext:value-type="float">
            <text:p>1000777675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378 Lyell St #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ssachs and Teith Ward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21 8TJ</text:p>
          </table:table-cell>
          <table:table-cell office:value-type="string" calcext:value-type="string">
            <text:p>01847 224345</text:p>
          </table:table-cell>
          <table:table-cell table:formula="of:=COM.MICROSOFT.CONCAT([.B174];&quot;.&quot;;[.C174])" office:value-type="string" office:string-value="Tony.Spain" calcext:value-type="string">
            <text:p>Tony.Spain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15128" calcext:value-type="float">
            <text:p>1000515128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Stallard</text:p>
          </table:table-cell>
          <table:table-cell office:value-type="string" calcext:value-type="string">
            <text:p>675 Falstaff St #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pel-en-le-Frit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23 0QG</text:p>
          </table:table-cell>
          <table:table-cell office:value-type="string" calcext:value-type="string">
            <text:p>01773 691786</text:p>
          </table:table-cell>
          <table:table-cell table:formula="of:=COM.MICROSOFT.CONCAT([.B175];&quot;.&quot;;[.C175])" office:value-type="string" office:string-value="Gillian.Stallard" calcext:value-type="string">
            <text:p>Gillian.Stallard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702361" calcext:value-type="float">
            <text:p>1000702361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87 Pelop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gs Norton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8 8PL</text:p>
          </table:table-cell>
          <table:table-cell office:value-type="string" calcext:value-type="string">
            <text:p>01387 155607</text:p>
          </table:table-cell>
          <table:table-cell table:formula="of:=COM.MICROSOFT.CONCAT([.B176];&quot;.&quot;;[.C176])" office:value-type="string" office:string-value="Simon.Stevens" calcext:value-type="string">
            <text:p>Simon.Stevens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54494" calcext:value-type="float">
            <text:p>100015449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tromberg</text:p>
          </table:table-cell>
          <table:table-cell office:value-type="string" calcext:value-type="string">
            <text:p>5 Eye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 and Upper Nithsdal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4 6LF</text:p>
          </table:table-cell>
          <table:table-cell office:value-type="string" calcext:value-type="string">
            <text:p>01924 556297</text:p>
          </table:table-cell>
          <table:table-cell table:formula="of:=COM.MICROSOFT.CONCAT([.B177];&quot;.&quot;;[.C177])" office:value-type="string" office:string-value="Paul.Stromberg" calcext:value-type="string">
            <text:p>Paul.Stromberg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214996" calcext:value-type="float">
            <text:p>1000214996</text:p>
          </table:table-cell>
          <table:table-cell office:value-type="string" calcext:value-type="string">
            <text:p>Yuk-Ki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2427 Olney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ersha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6 6JH</text:p>
          </table:table-cell>
          <table:table-cell office:value-type="string" calcext:value-type="string">
            <text:p>01320 402522</text:p>
          </table:table-cell>
          <table:table-cell table:formula="of:=COM.MICROSOFT.CONCAT([.B178];&quot;.&quot;;[.C178])" office:value-type="string" office:string-value="Yuk-Ki.Tang" calcext:value-type="string">
            <text:p>Yuk-Ki.Tang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856890" calcext:value-type="float">
            <text:p>1000856890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5 Westbank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Heywoo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0 2DU</text:p>
          </table:table-cell>
          <table:table-cell office:value-type="string" calcext:value-type="string">
            <text:p>01270 562265</text:p>
          </table:table-cell>
          <table:table-cell table:formula="of:=COM.MICROSOFT.CONCAT([.B179];&quot;.&quot;;[.C179])" office:value-type="string" office:string-value="Denise.Taylor" calcext:value-type="string">
            <text:p>Denise.Taylor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372961" calcext:value-type="float">
            <text:p>1000372961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36 Cranmer St #46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ttle Hereford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8 4LE</text:p>
          </table:table-cell>
          <table:table-cell office:value-type="string" calcext:value-type="string">
            <text:p>01984 926059</text:p>
          </table:table-cell>
          <table:table-cell table:formula="of:=COM.MICROSOFT.CONCAT([.B180];&quot;.&quot;;[.C180])" office:value-type="string" office:string-value="Fiona.Thomson" calcext:value-type="string">
            <text:p>Fiona.Thomson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605943" calcext:value-type="float">
            <text:p>100060594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hurgood</text:p>
          </table:table-cell>
          <table:table-cell office:value-type="string" calcext:value-type="string">
            <text:p>2 Kirkdale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ning Town Nort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6 4NF</text:p>
          </table:table-cell>
          <table:table-cell office:value-type="string" calcext:value-type="string">
            <text:p>01897 419567</text:p>
          </table:table-cell>
          <table:table-cell table:formula="of:=COM.MICROSOFT.CONCAT([.B181];&quot;.&quot;;[.C181])" office:value-type="string" office:string-value="Patrick.Thurgood" calcext:value-type="string">
            <text:p>Patrick.Thurgood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234530" calcext:value-type="float">
            <text:p>100023453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Tighe</text:p>
          </table:table-cell>
          <table:table-cell office:value-type="string" calcext:value-type="string">
            <text:p>4687 Ather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ringfiel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11 4HB</text:p>
          </table:table-cell>
          <table:table-cell office:value-type="string" calcext:value-type="string">
            <text:p>01257 354396</text:p>
          </table:table-cell>
          <table:table-cell table:formula="of:=COM.MICROSOFT.CONCAT([.B182];&quot;.&quot;;[.C182])" office:value-type="string" office:string-value="Stephen.Tighe" calcext:value-type="string">
            <text:p>Stephen.Tighe</text:p>
          </table:table-cell>
          <table:table-cell table:style-name="ce2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797313" calcext:value-type="float">
            <text:p>100079731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Treherne</text:p>
          </table:table-cell>
          <table:table-cell office:value-type="string" calcext:value-type="string">
            <text:p>513 Bai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tnewydd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4 7UP</text:p>
          </table:table-cell>
          <table:table-cell office:value-type="string" calcext:value-type="string">
            <text:p>01770 697837</text:p>
          </table:table-cell>
          <table:table-cell table:formula="of:=COM.MICROSOFT.CONCAT([.B183];&quot;.&quot;;[.C183])" office:value-type="string" office:string-value="Paul.Treherne" calcext:value-type="string">
            <text:p>Paul.Treherne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945068" calcext:value-type="float">
            <text:p>1000945068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620 Old Lee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vioc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1 3DF</text:p>
          </table:table-cell>
          <table:table-cell office:value-type="string" calcext:value-type="string">
            <text:p>01284 871485</text:p>
          </table:table-cell>
          <table:table-cell table:formula="of:=COM.MICROSOFT.CONCAT([.B184];&quot;.&quot;;[.C184])" office:value-type="string" office:string-value="Elizabeth.Tyler" calcext:value-type="string">
            <text:p>Elizabeth.Tyler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760746" calcext:value-type="float">
            <text:p>1000760746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5149 Maria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terle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SR8 5RL</text:p>
          </table:table-cell>
          <table:table-cell office:value-type="string" calcext:value-type="string">
            <text:p>01218 415062</text:p>
          </table:table-cell>
          <table:table-cell table:formula="of:=COM.MICROSOFT.CONCAT([.B185];&quot;.&quot;;[.C185])" office:value-type="string" office:string-value="Heinz.Vogel" calcext:value-type="string">
            <text:p>Heinz.Vogel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398150" calcext:value-type="float">
            <text:p>100039815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8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rub End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O2 9LW</text:p>
          </table:table-cell>
          <table:table-cell office:value-type="string" calcext:value-type="string">
            <text:p>01507 519053</text:p>
          </table:table-cell>
          <table:table-cell table:formula="of:=COM.MICROSOFT.CONCAT([.B186];&quot;.&quot;;[.C186])" office:value-type="string" office:string-value="Samuel.Wales" calcext:value-type="string">
            <text:p>Samuel.Wales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145326" calcext:value-type="float">
            <text:p>100014532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588 Venmor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ickenham Riversid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W1 2QH</text:p>
          </table:table-cell>
          <table:table-cell office:value-type="string" calcext:value-type="string">
            <text:p>01794 317624</text:p>
          </table:table-cell>
          <table:table-cell table:formula="of:=COM.MICROSOFT.CONCAT([.B187];&quot;.&quot;;[.C187])" office:value-type="string" office:string-value="Christopher.Walls" calcext:value-type="string">
            <text:p>Christopher.Walls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694543" calcext:value-type="float">
            <text:p>100069454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1 Newb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e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B46 3LZ</text:p>
          </table:table-cell>
          <table:table-cell office:value-type="string" calcext:value-type="string">
            <text:p>01291 565542</text:p>
          </table:table-cell>
          <table:table-cell table:formula="of:=COM.MICROSOFT.CONCAT([.B188];&quot;.&quot;;[.C188])" office:value-type="string" office:string-value="Martin.Walsh" calcext:value-type="string">
            <text:p>Martin.Walsh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101566" calcext:value-type="float">
            <text:p>1000101566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5588 Lake St #9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ystal Palac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9 2TJ</text:p>
          </table:table-cell>
          <table:table-cell office:value-type="string" calcext:value-type="string">
            <text:p>01404 343160</text:p>
          </table:table-cell>
          <table:table-cell table:formula="of:=COM.MICROSOFT.CONCAT([.B189];&quot;.&quot;;[.C189])" office:value-type="string" office:string-value="Margaret.Warburton" calcext:value-type="string">
            <text:p>Margaret.Warburton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460437" calcext:value-type="float">
            <text:p>10004604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9112 Hard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9JB</text:p>
          </table:table-cell>
          <table:table-cell office:value-type="string" calcext:value-type="string">
            <text:p>01651 232745</text:p>
          </table:table-cell>
          <table:table-cell table:formula="of:=COM.MICROSOFT.CONCAT([.B190];&quot;.&quot;;[.C190])" office:value-type="string" office:string-value="David.Watt" calcext:value-type="string">
            <text:p>David.Watt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550465" calcext:value-type="float">
            <text:p>10005504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2395 Gloucester P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liwell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DS</text:p>
          </table:table-cell>
          <table:table-cell office:value-type="string" calcext:value-type="string">
            <text:p>01368 497445</text:p>
          </table:table-cell>
          <table:table-cell table:formula="of:=COM.MICROSOFT.CONCAT([.B191];&quot;.&quot;;[.C191])" office:value-type="string" office:string-value="Andrew.Webster" calcext:value-type="string">
            <text:p>Andrew.Webster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681011" calcext:value-type="float">
            <text:p>100068101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Welford</text:p>
          </table:table-cell>
          <table:table-cell office:value-type="string" calcext:value-type="string">
            <text:p>341 Birch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eham St. Martin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16 6JJ</text:p>
          </table:table-cell>
          <table:table-cell office:value-type="string" calcext:value-type="string">
            <text:p>01341 997268</text:p>
          </table:table-cell>
          <table:table-cell table:formula="of:=COM.MICROSOFT.CONCAT([.B192];&quot;.&quot;;[.C192])" office:value-type="string" office:string-value="Matthew.Welford" calcext:value-type="string">
            <text:p>Matthew.Welford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955539" calcext:value-type="float">
            <text:p>100095553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854 Ranelagh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edon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9 5EN</text:p>
          </table:table-cell>
          <table:table-cell office:value-type="string" calcext:value-type="string">
            <text:p>01469 888112</text:p>
          </table:table-cell>
          <table:table-cell table:formula="of:=COM.MICROSOFT.CONCAT([.B193];&quot;.&quot;;[.C193])" office:value-type="string" office:string-value="Emma.White" calcext:value-type="string">
            <text:p>Emma.White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282432" calcext:value-type="float">
            <text:p>100028243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 Nova Scot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erphilly Community</text:p>
          </table:table-cell>
          <table:table-cell office:value-type="string" calcext:value-type="string">
            <text:p>Caerphilly</text:p>
          </table:table-cell>
          <table:table-cell office:value-type="string" calcext:value-type="string">
            <text:p>CF83 3AF</text:p>
          </table:table-cell>
          <table:table-cell office:value-type="string" calcext:value-type="string">
            <text:p>01816 462521</text:p>
          </table:table-cell>
          <table:table-cell table:formula="of:=COM.MICROSOFT.CONCAT([.B194];&quot;.&quot;;[.C194])" office:value-type="string" office:string-value="Sarah.White" calcext:value-type="string">
            <text:p>Sarah.White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885377" calcext:value-type="float">
            <text:p>10008853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72 Lim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ld Newton with Dagworth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14 4HG</text:p>
          </table:table-cell>
          <table:table-cell office:value-type="string" calcext:value-type="string">
            <text:p>01300 650262</text:p>
          </table:table-cell>
          <table:table-cell table:formula="of:=COM.MICROSOFT.CONCAT([.B195];&quot;.&quot;;[.C195])" office:value-type="string" office:string-value="Mark.Williams" calcext:value-type="string">
            <text:p>Mark.Williams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126557" calcext:value-type="float">
            <text:p>1000126557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907 Denm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wle and Ealand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DN17 4EN</text:p>
          </table:table-cell>
          <table:table-cell office:value-type="string" calcext:value-type="string">
            <text:p>01998 694754</text:p>
          </table:table-cell>
          <table:table-cell table:formula="of:=COM.MICROSOFT.CONCAT([.B196];&quot;.&quot;;[.C196])" office:value-type="string" office:string-value="Vip.Williams" calcext:value-type="string">
            <text:p>Vip.Williams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448232" calcext:value-type="float">
            <text:p>1000448232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5 Garfield St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ton Regi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0 2EJ</text:p>
          </table:table-cell>
          <table:table-cell office:value-type="string" calcext:value-type="string">
            <text:p>01404 425588</text:p>
          </table:table-cell>
          <table:table-cell table:formula="of:=COM.MICROSOFT.CONCAT([.B197];&quot;.&quot;;[.C197])" office:value-type="string" office:string-value="Janet.Wilson" calcext:value-type="string">
            <text:p>Janet.Wilson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442524" calcext:value-type="float">
            <text:p>1000442524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345 Feltwell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ichaels and Wicksteed Wa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5 6BB</text:p>
          </table:table-cell>
          <table:table-cell office:value-type="string" calcext:value-type="string">
            <text:p>01691 316298</text:p>
          </table:table-cell>
          <table:table-cell table:formula="of:=COM.MICROSOFT.CONCAT([.B198];&quot;.&quot;;[.C198])" office:value-type="string" office:string-value="Christopher.Wood" calcext:value-type="string">
            <text:p>Christopher.Wood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623352" calcext:value-type="float">
            <text:p>100062335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Worrall</text:p>
          </table:table-cell>
          <table:table-cell office:value-type="string" calcext:value-type="string">
            <text:p>1 Tow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e of Fife and Tay Coast War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KY14 6AH</text:p>
          </table:table-cell>
          <table:table-cell office:value-type="string" calcext:value-type="string">
            <text:p>01753 900033</text:p>
          </table:table-cell>
          <table:table-cell table:formula="of:=COM.MICROSOFT.CONCAT([.B199];&quot;.&quot;;[.C199])" office:value-type="string" office:string-value="Linda.Worrall" calcext:value-type="string">
            <text:p>Linda.Worrall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83764" calcext:value-type="float">
            <text:p>1000783764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4 Candia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ston on Stou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6 4HE</text:p>
          </table:table-cell>
          <table:table-cell office:value-type="string" calcext:value-type="string">
            <text:p>01311 723137</text:p>
          </table:table-cell>
          <table:table-cell table:formula="of:=COM.MICROSOFT.CONCAT([.B200];&quot;.&quot;;[.C200])" office:value-type="string" office:string-value="Kenneth.Wylie" calcext:value-type="string">
            <text:p>Kenneth.Wylie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584048" calcext:value-type="float">
            <text:p>1000584048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>2 Cherry La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od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2 2NJ</text:p>
          </table:table-cell>
          <table:table-cell office:value-type="string" calcext:value-type="string">
            <text:p>01793 443665</text:p>
          </table:table-cell>
          <table:table-cell table:formula="of:=COM.MICROSOFT.CONCAT([.B201];&quot;.&quot;;[.C201])" office:value-type="string" office:string-value="Ibrahim.Yusuf" calcext:value-type="string">
            <text:p>Ibrahim.Yusuf</text:p>
          </table:table-cell>
          <table:table-cell table:style-name="ce2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40">
          <table:table-cell table:number-columns-repeated="17"/>
          <table:table-cell table:style-name="ce33"/>
          <table:table-cell table:number-columns-repeated="10"/>
        </table:table-row>
        <table:table-row table:style-name="ro1" table:number-rows-repeated="104833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8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ORESCORE</text:p>
          </table:table-cell>
          <table:table-cell office:value-type="string" calcext:value-type="string">
            <text:p>SCORES</text:p>
          </table:table-cell>
          <table:table-cell office:value-type="string" calcext:value-type="string">
            <text:p>FREQS</text:p>
          </table:table-cell>
        </table:table-row>
        <table:table-row table:style-name="ro1">
          <table:table-cell table:number-columns-repeated="2" office:value-type="string" calcext:value-type="string">
            <text:p>A*</text:p>
          </table:table-cell>
          <table:table-cell table:formula="of:=FREQUENCY([.A2:.A201]; [.B2:.B8]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A*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</table:table>
      <table:table table:name="Accounts" table:style-name="ta1"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AccountID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Last login</text:p>
          </table:table-cell>
          <table:table-cell office:value-type="string" calcext:value-type="string">
            <text:p>Service status</text:p>
          </table:table-cell>
          <table:table-cell office:value-type="string" calcext:value-type="string">
            <text:p>Service1</text:p>
          </table:table-cell>
          <table:table-cell office:value-type="string" calcext:value-type="string">
            <text:p>Status1</text:p>
          </table:table-cell>
          <table:table-cell office:value-type="string" calcext:value-type="string">
            <text:p>Service2</text:p>
          </table:table-cell>
          <table:table-cell office:value-type="string" calcext:value-type="string">
            <text:p>Statu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2];&quot;.&quot;;[.D2];&quot;@ncfe.org.uk&quot;)" office:value-type="string" office:string-value="Mohammed.Ahmed@ncfe.org.uk" calcext:value-type="string">
            <text:p>Mohammed.Ahmed@ncfe.org.uk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rainee Teacher Portal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3];&quot;.&quot;;[.D3];&quot;@ncfe.org.uk&quot;)" office:value-type="string" office:string-value="Katherin.Quigley@ncfe.org.uk" calcext:value-type="string">
            <text:p>Katherin.Quigley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4];&quot;.&quot;;[.D4];&quot;@ncfe.org.uk&quot;)" office:value-type="string" office:string-value="Mark.Robbins@ncfe.org.uk" calcext:value-type="string">
            <text:p>Mark.Robbins@ncfe.org.uk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5];&quot;.&quot;;[.D5];&quot;@ncfe.org.uk&quot;)" office:value-type="string" office:string-value="John.Moore@ncfe.org.uk" calcext:value-type="string">
            <text:p>John.Moore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6];&quot;.&quot;;[.D6];&quot;@ncfe.org.uk&quot;)" office:value-type="string" office:string-value="Tracy.Johns@ncfe.org.uk" calcext:value-type="string">
            <text:p>Tracy.Johns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6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7];&quot;.&quot;;[.D7];&quot;@ncfe.org.uk&quot;)" office:value-type="string" office:string-value="Rebecca.Bryant@ncfe.org.uk" calcext:value-type="string">
            <text:p>Rebecca.Bryant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07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8];&quot;.&quot;;[.D8];&quot;@ncfe.org.uk&quot;)" office:value-type="string" office:string-value="Polly.Thomas@ncfe.org.uk" calcext:value-type="string">
            <text:p>Polly.Thomas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8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9];&quot;.&quot;;[.D9];&quot;@ncfe.org.uk&quot;)" office:value-type="string" office:string-value="Kathy.Thurling@ncfe.org.uk" calcext:value-type="string">
            <text:p>Kathy.Thurling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9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10];&quot;.&quot;;[.D10];&quot;@pearson.com&quot;)" office:value-type="string" office:string-value="Mohammed.Ahmed@pearson.com" calcext:value-type="string">
            <text:p>Mohammed.Ahmed@pearson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rainee Teacher Portal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11];&quot;.&quot;;[.D11];&quot;@pearson.com&quot;)" office:value-type="string" office:string-value="Katherin.Quigley@pearson.com" calcext:value-type="string">
            <text:p>Katherin.Quigley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12];&quot;.&quot;;[.D12];&quot;@pearson.com&quot;)" office:value-type="string" office:string-value="Mark.Robbins@pearson.com" calcext:value-type="string">
            <text:p>Mark.Robbins@pearson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13];&quot;.&quot;;[.D13];&quot;@pearson.com&quot;)" office:value-type="string" office:string-value="John.Moore@pearson.com" calcext:value-type="string">
            <text:p>John.Moore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14];&quot;.&quot;;[.D14];&quot;@pearson.com&quot;)" office:value-type="string" office:string-value="Tracy.Johns@pearson.com" calcext:value-type="string">
            <text:p>Tracy.Johns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15];&quot;.&quot;;[.D15];&quot;@pearson.com&quot;)" office:value-type="string" office:string-value="Rebecca.Bryant@pearson.com" calcext:value-type="string">
            <text:p>Rebecca.Bryant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16];&quot;.&quot;;[.D16];&quot;@pearson.com&quot;)" office:value-type="string" office:string-value="Polly.Thomas@pearson.com" calcext:value-type="string">
            <text:p>Polly.Thomas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17];&quot;.&quot;;[.D17];&quot;@pearson.com&quot;)" office:value-type="string" office:string-value="Kathy.Thurling@pearson.com" calcext:value-type="string">
            <text:p>Kathy.Thurling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18];&quot;.&quot;;[.D18];&quot;@cityandguilds.com&quot;)" office:value-type="string" office:string-value="Mohammed.Ahmed@cityandguilds.com" calcext:value-type="string">
            <text:p>Mohammed.Ahmed@cityandguilds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rainee Teacher Portal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19];&quot;.&quot;;[.D19];&quot;@cityandguilds.com&quot;)" office:value-type="string" office:string-value="Katherin.Quigley@cityandguilds.com" calcext:value-type="string">
            <text:p>Katherin.Quigley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20];&quot;.&quot;;[.D20];&quot;@cityandguilds.com&quot;)" office:value-type="string" office:string-value="Mark.Robbins@cityandguilds.com" calcext:value-type="string">
            <text:p>Mark.Robbins@cityandguilds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21];&quot;.&quot;;[.D21];&quot;@cityandguilds.com&quot;)" office:value-type="string" office:string-value="John.Moore@cityandguilds.com" calcext:value-type="string">
            <text:p>John.Moore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22];&quot;.&quot;;[.D22];&quot;@cityandguilds.com&quot;)" office:value-type="string" office:string-value="Tracy.Johns@cityandguilds.com" calcext:value-type="string">
            <text:p>Tracy.Johns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23];&quot;.&quot;;[.D23];&quot;@cityandguilds.com&quot;)" office:value-type="string" office:string-value="Rebecca.Bryant@cityandguilds.com" calcext:value-type="string">
            <text:p>Rebecca.Bryant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24];&quot;.&quot;;[.D24];&quot;@cityandguilds.com&quot;)" office:value-type="string" office:string-value="Polly.Thomas@cityandguilds.com" calcext:value-type="string">
            <text:p>Polly.Thomas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25];&quot;.&quot;;[.D25];&quot;@cityandguilds.com&quot;)" office:value-type="string" office:string-value="Kathy.Thurling@cityandguilds.com" calcext:value-type="string">
            <text:p>Kathy.Thurling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</table:table>
      <table:table table:name="SelectedProviders" table:style-name="ta1">
        <table:table-column table:style-name="co19" table:default-cell-style-name="ce36"/>
        <table:table-column table:style-name="co20" table:default-cell-style-name="ce36"/>
        <table:table-column table:style-name="co3" table:number-columns-repeated="2" table:default-cell-style-name="ce36"/>
        <table:table-column table:style-name="co3" table:default-cell-style-name="ce38"/>
        <table:table-column table:style-name="co3" table:number-columns-repeated="59" table:default-cell-style-name="ce36"/>
        <table:table-row table:style-name="ro1">
          <table:table-cell table:style-name="ce34" office:value-type="string" calcext:value-type="string">
            <text:p>Access Creative College (Access to Music Ltd.)</text:p>
          </table:table-cell>
          <table:table-cell table:style-name="ce34" office:value-type="string" calcext:value-type="string">
            <text:p>West Midlands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Barnsley College</text:p>
          </table:table-cell>
          <table:table-cell table:style-name="ce34" office:value-type="string" calcext:value-type="string">
            <text:p>Yorkshire and the Humber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Bishop Burton College</text:p>
          </table:table-cell>
          <table:table-cell table:style-name="ce34" office:value-type="string" calcext:value-type="string">
            <text:p>Yorkshire and the Humber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Blackpool and The Fylde College</text:p>
          </table:table-cell>
          <table:table-cell table:style-name="ce34" office:value-type="string" calcext:value-type="string">
            <text:p>North We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Bridgwater &amp; Taunton College</text:p>
          </table:table-cell>
          <table:table-cell table:style-name="ce34" office:value-type="string" calcext:value-type="string">
            <text:p>South We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Cardinal Newman College</text:p>
          </table:table-cell>
          <table:table-cell table:style-name="ce34" office:value-type="string" calcext:value-type="string">
            <text:p>North We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Chichester College Group</text:p>
          </table:table-cell>
          <table:table-cell table:style-name="ce34" office:value-type="string" calcext:value-type="string">
            <text:p>South Ea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Cirencester College</text:p>
          </table:table-cell>
          <table:table-cell table:style-name="ce34" office:value-type="string" calcext:value-type="string">
            <text:p>South We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City College Norwich</text:p>
          </table:table-cell>
          <table:table-cell table:style-name="ce34" office:value-type="string" calcext:value-type="string">
            <text:p>East of England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City of Stoke-on-Trent Sixth Form College</text:p>
          </table:table-cell>
          <table:table-cell table:style-name="ce34" office:value-type="string" calcext:value-type="string">
            <text:p>West Midlands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Cranford Community College</text:p>
          </table:table-cell>
          <table:table-cell table:style-name="ce34" office:value-type="string" calcext:value-type="string">
            <text:p>London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Derby College</text:p>
          </table:table-cell>
          <table:table-cell table:style-name="ce34" office:value-type="string" calcext:value-type="string">
            <text:p>East Midlands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Dudley College of Technology</text:p>
          </table:table-cell>
          <table:table-cell table:style-name="ce34" office:value-type="string" calcext:value-type="string">
            <text:p>West Midlands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East Sussex College Group</text:p>
          </table:table-cell>
          <table:table-cell table:style-name="ce34" office:value-type="string" calcext:value-type="string">
            <text:p>South Ea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Exeter College</text:p>
          </table:table-cell>
          <table:table-cell table:style-name="ce34" office:value-type="string" calcext:value-type="string">
            <text:p>South We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Fareham College</text:p>
          </table:table-cell>
          <table:table-cell table:style-name="ce34" office:value-type="string" calcext:value-type="string">
            <text:p>South Ea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Farnborough College of Technology</text:p>
          </table:table-cell>
          <table:table-cell table:style-name="ce34" office:value-type="string" calcext:value-type="string">
            <text:p>South Ea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Gateshead College</text:p>
          </table:table-cell>
          <table:table-cell table:style-name="ce34" office:value-type="string" calcext:value-type="string">
            <text:p>North Ea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Grimsby Institute of Further &amp; Higher Education</text:p>
          </table:table-cell>
          <table:table-cell table:style-name="ce34" office:value-type="string" calcext:value-type="string">
            <text:p>Yorkshire and the Humber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Havant and South Downs College</text:p>
          </table:table-cell>
          <table:table-cell table:style-name="ce34" office:value-type="string" calcext:value-type="string">
            <text:p>South Ea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HCUC (Harrow College and Uxbridge College)</text:p>
          </table:table-cell>
          <table:table-cell table:style-name="ce34" office:value-type="string" calcext:value-type="string">
            <text:p>London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La Retraite RC Girls School</text:p>
          </table:table-cell>
          <table:table-cell table:style-name="ce34" office:value-type="string" calcext:value-type="string">
            <text:p>London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Lordswood Girls’ School &amp; Sixth Form Centre</text:p>
          </table:table-cell>
          <table:table-cell table:style-name="ce34" office:value-type="string" calcext:value-type="string">
            <text:p>West Midlands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Nelson and Colne College</text:p>
          </table:table-cell>
          <table:table-cell table:style-name="ce34" office:value-type="string" calcext:value-type="string">
            <text:p>North We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New College Durham</text:p>
          </table:table-cell>
          <table:table-cell table:style-name="ce34" office:value-type="string" calcext:value-type="string">
            <text:p>North Ea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Oldham Sixth Form College</text:p>
          </table:table-cell>
          <table:table-cell table:style-name="ce34" office:value-type="string" calcext:value-type="string">
            <text:p>North We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Peter Symonds College</text:p>
          </table:table-cell>
          <table:table-cell table:style-name="ce34" office:value-type="string" calcext:value-type="string">
            <text:p>South Ea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Priestley College</text:p>
          </table:table-cell>
          <table:table-cell table:style-name="ce34" office:value-type="string" calcext:value-type="string">
            <text:p>North We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Runshaw College</text:p>
          </table:table-cell>
          <table:table-cell table:style-name="ce34" office:value-type="string" calcext:value-type="string">
            <text:p>North We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Shipley College of Further Education</text:p>
          </table:table-cell>
          <table:table-cell table:style-name="ce34" office:value-type="string" calcext:value-type="string">
            <text:p>Yorkshire and the Humber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Strode College</text:p>
          </table:table-cell>
          <table:table-cell table:style-name="ce34" office:value-type="string" calcext:value-type="string">
            <text:p>South We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Suffolk New College</text:p>
          </table:table-cell>
          <table:table-cell table:style-name="ce34" office:value-type="string" calcext:value-type="string">
            <text:p>East of England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The College of Richard Collyer</text:p>
          </table:table-cell>
          <table:table-cell table:style-name="ce34" office:value-type="string" calcext:value-type="string">
            <text:p>South Ea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Truro and Penwith College</text:p>
          </table:table-cell>
          <table:table-cell table:style-name="ce34" office:value-type="string" calcext:value-type="string">
            <text:p>South We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Ursuline High School</text:p>
          </table:table-cell>
          <table:table-cell table:style-name="ce34" office:value-type="string" calcext:value-type="string">
            <text:p>London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>
          <table:table-cell table:style-name="ce34" office:value-type="string" calcext:value-type="string">
            <text:p>Weston College</text:p>
          </table:table-cell>
          <table:table-cell table:style-name="ce34" office:value-type="string" calcext:value-type="string">
            <text:p>South West</text:p>
          </table:table-cell>
          <table:table-cell table:style-name="ce35" table:number-columns-repeated="2"/>
          <table:table-cell table:style-name="ce37"/>
          <table:table-cell table:number-columns-repeated="59"/>
        </table:table-row>
        <table:table-row table:style-name="ro1" table:number-rows-repeated="15">
          <table:table-cell table:style-name="ce35" table:number-columns-repeated="4"/>
          <table:table-cell table:style-name="ce37"/>
          <table:table-cell table:number-columns-repeated="59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1Providers" table:style-name="ta1">
        <table:table-column table:style-name="co21" table:default-cell-style-name="ce34"/>
        <table:table-column table:style-name="co22" table:default-cell-style-name="ce34"/>
        <table:table-column table:style-name="co3" table:number-columns-repeated="4" table:default-cell-style-name="ce34"/>
        <table:table-row table:style-name="ro1">
          <table:table-cell office:value-type="string" calcext:value-type="string">
            <text:p>Abingdon and Witney College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tivate Learning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rking &amp; Dagenham College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th College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dford College</text:p>
          </table:table-cell>
          <table:table-cell office:value-type="string" calcext:value-type="string">
            <text:p>East of England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xhill College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olton College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ckinghamshire College Group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rnley College</text:p>
          </table:table-cell>
          <table:table-cell office:value-type="string" calcext:value-type="string">
            <text:p>North West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ry College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lderdale College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mbridge Regional College</text:p>
          </table:table-cell>
          <table:table-cell office:value-type="string" calcext:value-type="string">
            <text:p>East of Engl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heshire College South and West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ity of Sunderland College</text:p>
          </table:table-cell>
          <table:table-cell office:value-type="string" calcext:value-type="string">
            <text:p>North Eas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N College Group</text:p>
          </table:table-cell>
          <table:table-cell office:value-type="string" calcext:value-type="string">
            <text:p>Yorkshire and The Humber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ast Norfolk Sixth Form College</text:p>
          </table:table-cell>
          <table:table-cell office:value-type="string" calcext:value-type="string">
            <text:p>East of Englan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KC Group</text:p>
          </table:table-cell>
          <table:table-cell office:value-type="string" calcext:value-type="string">
            <text:p>South Ea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urness College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loucestershire College</text:p>
          </table:table-cell>
          <table:table-cell office:value-type="string" calcext:value-type="string">
            <text:p>South Wes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lesowen College</text:p>
          </table:table-cell>
          <table:table-cell office:value-type="string" calcext:value-type="string">
            <text:p>West Midland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low College</text:p>
          </table:table-cell>
          <table:table-cell office:value-type="string" calcext:value-type="string">
            <text:p>East of England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eart of Worcestershire College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erefordshire, Ludlow and North Shropshire College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opwood Hall College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ugh Baird College</text:p>
          </table:table-cell>
          <table:table-cell office:value-type="string" calcext:value-type="string">
            <text:p>North Wes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ndal College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kes College - West Cumbria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eds City College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icester College</text:p>
          </table:table-cell>
          <table:table-cell office:value-type="string" calcext:value-type="string">
            <text:p>East Midland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ughborough College</text:p>
          </table:table-cell>
          <table:table-cell office:value-type="string" calcext:value-type="string">
            <text:p>East Midland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TE Group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ddlesbrough College</text:p>
          </table:table-cell>
          <table:table-cell office:value-type="string" calcext:value-type="string">
            <text:p>North Ea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dKent College</text:p>
          </table:table-cell>
          <table:table-cell office:value-type="string" calcext:value-type="string">
            <text:p>South East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lton Keynes College</text:p>
          </table:table-cell>
          <table:table-cell office:value-type="string" calcext:value-type="string">
            <text:p>South Ea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ulberry UTC</text:p>
          </table:table-cell>
          <table:table-cell office:value-type="string" calcext:value-type="string">
            <text:p>London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City College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ew College Swindon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castle and Stafford Colleges Group (NSCG)</text:p>
          </table:table-cell>
          <table:table-cell office:value-type="string" calcext:value-type="string">
            <text:p>West Midland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ewham College of Further Educatio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ham Sixth Form Colleg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ottingham College</text:p>
          </table:table-cell>
          <table:table-cell office:value-type="string" calcext:value-type="string">
            <text:p>East Midla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ldham College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etroc</text:p>
          </table:table-cell>
          <table:table-cell office:value-type="string" calcext:value-type="string">
            <text:p>Sou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eston College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igate College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ichmond Upon Thames College</text:p>
          </table:table-cell>
          <table:table-cell office:value-type="string" calcext:value-type="string">
            <text:p>London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ndwell College</text:p>
          </table:table-cell>
          <table:table-cell office:value-type="string" calcext:value-type="string">
            <text:p>West Midland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C Group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lihull College &amp; University Centre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outh Devon College</text:p>
          </table:table-cell>
          <table:table-cell office:value-type="string" calcext:value-type="string">
            <text:p>Sou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Essex College</text:p>
          </table:table-cell>
          <table:table-cell office:value-type="string" calcext:value-type="string">
            <text:p>East of England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tanmore College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e College of West Anglia</text:p>
          </table:table-cell>
          <table:table-cell office:value-type="string" calcext:value-type="string">
            <text:p>East of Englan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e WKCIC Group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e Trafford College Group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nited Colleges Group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akefield College</text:p>
          </table:table-cell>
          <table:table-cell office:value-type="string" calcext:value-type="string">
            <text:p>Yorkshire and The Humbe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arwickshire College Group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est Midlands UTC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est Suffolk College</text:p>
          </table:table-cell>
          <table:table-cell office:value-type="string" calcext:value-type="string">
            <text:p>East of Engl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gan &amp; Leigh College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 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lberforce College</text:p>
          </table:table-cell>
          <table:table-cell office:value-type="string" calcext:value-type="string">
            <text:p>Yorkshire and The Humber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yke Sixth Form College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eovil College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14:04:32.866666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31T11:30:54.867530629</meta:creation-date>
    <dc:date>2019-10-15T14:05:54.137196673</dc:date>
    <meta:editing-duration>P7DT22H32M24S</meta:editing-duration>
    <meta:editing-cycles>65</meta:editing-cycles>
    <meta:generator>LibreOffice/6.3.1.2$MacOSX_X86_64 LibreOffice_project/b79626edf0065ac373bd1df5c28bd630b4424273</meta:generator>
    <dc:creator>Alan Salmoni</dc:creator>
    <meta:document-statistic meta:table-count="8" meta:cell-count="7326" meta:object-count="0"/>
    <meta:user-defined meta:name=""/>
  </office:meta>
</office:document-meta>
</file>